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graphics" manifest:version="1.2" manifest:full-path="Object 1/"/>
  <manifest:file-entry manifest:media-type="image/png" manifest:full-path="Object 2/Pictures/100000000000089800000258D8FE7EF4.png"/>
  <manifest:file-entry manifest:media-type="" manifest:full-path="Object 2/Pictures/"/>
  <manifest:file-entry manifest:media-type="text/xml" manifest:full-path="Object 2/content.xml"/>
  <manifest:file-entry manifest:media-type="text/xml" manifest:full-path="Object 2/styles.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graphics"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imes New Roman1" svg:font-family="'Times New Roman'"/>
    <style:font-face style:name="Courier 10 Pitch" svg:font-family="'Courier 10 Pitch'"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8.651cm" fo:margin-left="0.674cm" fo:margin-right="0.443cm" table:align="margins"/>
    </style:style>
    <style:style style:name="Table2.A" style:family="table-column">
      <style:table-column-properties style:column-width="18.651cm" style:rel-column-width="65535*"/>
    </style:style>
    <style:style style:name="Table2.A1" style:family="table-cell">
      <style:table-cell-properties style:vertical-align="middle" fo:background-color="#f3f3f3" fo:padding-left="0.101cm" fo:padding-right="0.101cm" fo:padding-top="0.199cm" fo:padding-bottom="0.199cm" fo:border="0.002cm solid #000000">
        <style:background-image/>
      </style:table-cell-properties>
    </style:style>
    <style:style style:name="Table8" style:family="table">
      <style:table-properties style:width="19.706cm" fo:margin-left="0.025cm" fo:margin-right="-0.023cm" table:align="margins" fo:background-color="transparent" style:shadow="#cccccc 0.06cm 0.06cm">
        <style:background-image/>
      </style:table-properties>
    </style:style>
    <style:style style:name="Table8.A" style:family="table-column">
      <style:table-column-properties style:column-width="1.894cm" style:rel-column-width="6298*"/>
    </style:style>
    <style:style style:name="Table8.B" style:family="table-column">
      <style:table-column-properties style:column-width="2.138cm" style:rel-column-width="7111*"/>
    </style:style>
    <style:style style:name="Table8.C" style:family="table-column">
      <style:table-column-properties style:column-width="15.674cm" style:rel-column-width="5212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8.C1" style:family="table-cell">
      <style:table-cell-properties fo:background-color="transparent" fo:padding-left="0.199cm" fo:padding-right="0.199cm" fo:padding-top="0.101cm" fo:padding-bottom="0.101cm" fo:border="0.002cm solid #000000">
        <style:background-image/>
      </style:table-cell-properties>
    </style:style>
    <style:style style:name="Table8.2" style:family="table-row">
      <style:table-row-properties fo:background-color="#ffffcc">
        <style:background-image/>
      </style:table-row-properties>
    </style:style>
    <style:style style:name="Table8.A2" style:family="table-cell">
      <style:table-cell-properties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8.B2" style:family="table-cell" style:data-style-name="N0">
      <style:table-cell-properties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8.C2" style:family="table-cell">
      <style:table-cell-properties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6" style:family="table">
      <style:table-properties style:width="19.692cm" fo:margin-left="0.025cm" fo:margin-right="-0.009cm" table:align="margins" fo:background-color="transparent" style:shadow="#cccccc 0.06cm 0.06cm">
        <style:background-image/>
      </style:table-properties>
    </style:style>
    <style:style style:name="Table6.A" style:family="table-column">
      <style:table-column-properties style:column-width="4.417cm" style:rel-column-width="14701*"/>
    </style:style>
    <style:style style:name="Table6.B" style:family="table-column">
      <style:table-column-properties style:column-width="1.625cm" style:rel-column-width="5407*"/>
    </style:style>
    <style:style style:name="Table6.C" style:family="table-column">
      <style:table-column-properties style:column-width="13.651cm" style:rel-column-width="45427*"/>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C1" style:family="table-cell">
      <style:table-cell-properties fo:background-color="transparent" fo:padding-left="0.199cm" fo:padding-right="0.199cm" fo:padding-top="0.101cm" fo:padding-bottom="0.101cm" fo:border="0.002cm solid #000000">
        <style:background-image/>
      </style:table-cell-properties>
    </style:style>
    <style:style style:name="Table6.2" style:family="table-row">
      <style:table-row-properties fo:background-color="#ffffcc">
        <style:background-image/>
      </style:table-row-properties>
    </style:style>
    <style:style style:name="Table6.A2" style:family="table-cell">
      <style:table-cell-properties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6.C2" style:family="table-cell">
      <style:table-cell-properties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7" style:family="table">
      <style:table-properties style:width="19.692cm" fo:margin-left="0.025cm" fo:margin-right="-0.009cm" table:align="margins" fo:background-color="transparent" style:shadow="#cccccc 0.06cm 0.06cm">
        <style:background-image/>
      </style:table-properties>
    </style:style>
    <style:style style:name="Table7.A" style:family="table-column">
      <style:table-column-properties style:column-width="5.101cm" style:rel-column-width="16977*"/>
    </style:style>
    <style:style style:name="Table7.B" style:family="table-column">
      <style:table-column-properties style:column-width="1.707cm" style:rel-column-width="5682*"/>
    </style:style>
    <style:style style:name="Table7.C" style:family="table-column">
      <style:table-column-properties style:column-width="12.883cm" style:rel-column-width="42876*"/>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7.C1" style:family="table-cell">
      <style:table-cell-properties fo:background-color="transparent" fo:padding-left="0.199cm" fo:padding-right="0.199cm" fo:padding-top="0.101cm" fo:padding-bottom="0.101cm" fo:border="0.002cm solid #000000">
        <style:background-image/>
      </style:table-cell-properties>
    </style:style>
    <style:style style:name="Table7.2" style:family="table-row">
      <style:table-row-properties fo:background-color="#ffffcc">
        <style:background-image/>
      </style:table-row-properties>
    </style:style>
    <style:style style:name="Table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7.B2" style:family="table-cell" style:data-style-name="N0">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 style:family="table">
      <style:table-properties style:width="19.706cm" fo:margin-left="0.025cm" fo:margin-right="-0.023cm" table:align="margins" fo:background-color="transparent" style:shadow="#cccccc 0.06cm 0.06cm">
        <style:background-image/>
      </style:table-properties>
    </style:style>
    <style:style style:name="Table1.A" style:family="table-column">
      <style:table-column-properties style:column-width="4.983cm" style:rel-column-width="16573*"/>
    </style:style>
    <style:style style:name="Table1.B" style:family="table-column">
      <style:table-column-properties style:column-width="1.767cm" style:rel-column-width="5877*"/>
    </style:style>
    <style:style style:name="Table1.C" style:family="table-column">
      <style:table-column-properties style:column-width="12.956cm"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C1" style:family="table-cell">
      <style:table-cell-properties fo:background-color="transparent" fo:padding-left="0.199cm" fo:padding-right="0.199cm" fo:padding-top="0.101cm" fo:padding-bottom="0.101cm" fo:border="0.002cm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3" style:family="table">
      <style:table-properties style:width="19.706cm" fo:margin-left="0.025cm" fo:margin-right="-0.023cm" table:align="margins" fo:background-color="transparent" style:shadow="#cccccc 0.06cm 0.06cm">
        <style:background-image/>
      </style:table-properties>
    </style:style>
    <style:style style:name="Table3.A" style:family="table-column">
      <style:table-column-properties style:column-width="4.983cm" style:rel-column-width="16573*"/>
    </style:style>
    <style:style style:name="Table3.B" style:family="table-column">
      <style:table-column-properties style:column-width="1.767cm" style:rel-column-width="5877*"/>
    </style:style>
    <style:style style:name="Table3.C" style:family="table-column">
      <style:table-column-properties style:column-width="12.956cm"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C1" style:family="table-cell">
      <style:table-cell-properties fo:background-color="transparent" fo:padding-left="0.199cm" fo:padding-right="0.199cm" fo:padding-top="0.101cm" fo:padding-bottom="0.101cm" fo:border="0.002cm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0" style:family="table">
      <style:table-properties style:width="19.706cm" fo:margin-left="0.025cm" fo:margin-right="-0.023cm" table:align="margins" fo:background-color="transparent" style:shadow="#cccccc 0.06cm 0.06cm">
        <style:background-image/>
      </style:table-properties>
    </style:style>
    <style:style style:name="Table10.A" style:family="table-column">
      <style:table-column-properties style:column-width="4.983cm" style:rel-column-width="16573*"/>
    </style:style>
    <style:style style:name="Table10.B" style:family="table-column">
      <style:table-column-properties style:column-width="1.767cm" style:rel-column-width="5877*"/>
    </style:style>
    <style:style style:name="Table10.C" style:family="table-column">
      <style:table-column-properties style:column-width="12.956cm" style:rel-column-width="43085*"/>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0.C1" style:family="table-cell">
      <style:table-cell-properties fo:background-color="transparent" fo:padding-left="0.199cm" fo:padding-right="0.199cm" fo:padding-top="0.101cm" fo:padding-bottom="0.101cm" fo:border="0.002cm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1" style:family="table">
      <style:table-properties style:width="19.706cm" fo:margin-left="0.025cm" fo:margin-right="-0.023cm" table:align="margins" fo:background-color="transparent" style:shadow="#cccccc 0.06cm 0.06cm">
        <style:background-image/>
      </style:table-properties>
    </style:style>
    <style:style style:name="Table11.A" style:family="table-column">
      <style:table-column-properties style:column-width="4.983cm" style:rel-column-width="16573*"/>
    </style:style>
    <style:style style:name="Table11.B" style:family="table-column">
      <style:table-column-properties style:column-width="1.767cm" style:rel-column-width="5877*"/>
    </style:style>
    <style:style style:name="Table11.C" style:family="table-column">
      <style:table-column-properties style:column-width="12.956cm"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1.C1" style:family="table-cell">
      <style:table-cell-properties fo:background-color="transparent" fo:padding-left="0.199cm" fo:padding-right="0.199cm" fo:padding-top="0.101cm" fo:padding-bottom="0.101cm" fo:border="0.002cm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4" style:family="table">
      <style:table-properties style:width="19.706cm" fo:margin-left="0.025cm" fo:margin-right="-0.023cm" table:align="margins" fo:background-color="transparent" style:shadow="#cccccc 0.06cm 0.06cm">
        <style:background-image/>
      </style:table-properties>
    </style:style>
    <style:style style:name="Table4.A" style:family="table-column">
      <style:table-column-properties style:column-width="4.983cm" style:rel-column-width="16573*"/>
    </style:style>
    <style:style style:name="Table4.B" style:family="table-column">
      <style:table-column-properties style:column-width="1.767cm" style:rel-column-width="5877*"/>
    </style:style>
    <style:style style:name="Table4.C" style:family="table-column">
      <style:table-column-properties style:column-width="12.956cm"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C1" style:family="table-cell">
      <style:table-cell-properties fo:background-color="transparent" fo:padding-left="0.199cm" fo:padding-right="0.199cm" fo:padding-top="0.101cm" fo:padding-bottom="0.101cm" fo:border="0.002cm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 style:family="table">
      <style:table-properties style:width="19.706cm" fo:margin-left="0.025cm" fo:margin-right="-0.023cm" table:align="margins" fo:background-color="transparent" style:shadow="#cccccc 0.06cm 0.06cm">
        <style:background-image/>
      </style:table-properties>
    </style:style>
    <style:style style:name="Table5.A" style:family="table-column">
      <style:table-column-properties style:column-width="4.983cm" style:rel-column-width="16573*"/>
    </style:style>
    <style:style style:name="Table5.B" style:family="table-column">
      <style:table-column-properties style:column-width="1.767cm" style:rel-column-width="5877*"/>
    </style:style>
    <style:style style:name="Table5.C" style:family="table-column">
      <style:table-column-properties style:column-width="12.956cm"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C1" style:family="table-cell">
      <style:table-cell-properties fo:background-color="transparent" fo:padding-left="0.199cm" fo:padding-right="0.199cm" fo:padding-top="0.101cm" fo:padding-bottom="0.101cm" fo:border="0.002cm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2" style:family="table">
      <style:table-properties style:width="19.706cm" fo:margin-left="0.025cm" fo:margin-right="-0.023cm" table:align="margins" fo:background-color="transparent" style:shadow="#cccccc 0.06cm 0.06cm">
        <style:background-image/>
      </style:table-properties>
    </style:style>
    <style:style style:name="Table12.A" style:family="table-column">
      <style:table-column-properties style:column-width="4.983cm" style:rel-column-width="16573*"/>
    </style:style>
    <style:style style:name="Table12.B" style:family="table-column">
      <style:table-column-properties style:column-width="1.767cm" style:rel-column-width="5877*"/>
    </style:style>
    <style:style style:name="Table12.C" style:family="table-column">
      <style:table-column-properties style:column-width="12.956cm"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2.C1" style:family="table-cell">
      <style:table-cell-properties fo:background-color="transparent" fo:padding-left="0.199cm" fo:padding-right="0.199cm" fo:padding-top="0.101cm" fo:padding-bottom="0.101cm" fo:border="0.002cm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2.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3" style:family="table">
      <style:table-properties style:width="19.706cm" fo:margin-left="0.025cm" fo:margin-right="-0.023cm" table:align="margins" fo:background-color="transparent" style:shadow="#cccccc 0.06cm 0.06cm">
        <style:background-image/>
      </style:table-properties>
    </style:style>
    <style:style style:name="Table13.A" style:family="table-column">
      <style:table-column-properties style:column-width="4.983cm" style:rel-column-width="16573*"/>
    </style:style>
    <style:style style:name="Table13.B" style:family="table-column">
      <style:table-column-properties style:column-width="1.767cm" style:rel-column-width="5877*"/>
    </style:style>
    <style:style style:name="Table13.C" style:family="table-column">
      <style:table-column-properties style:column-width="12.956cm"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3.C1" style:family="table-cell">
      <style:table-cell-properties fo:background-color="transparent" fo:padding-left="0.199cm" fo:padding-right="0.199cm" fo:padding-top="0.101cm" fo:padding-bottom="0.101cm" fo:border="0.002cm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9" style:family="table" style:master-page-name="">
      <style:table-properties style:width="19.768cm" style:page-number="0"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3.918cm" style:rel-column-width="12987*"/>
    </style:style>
    <style:style style:name="Table9.B" style:family="table-column">
      <style:table-column-properties style:column-width="15.85cm" style:rel-column-width="52548*"/>
    </style:style>
    <style:style style:name="Table9.A1" style:family="table-cell">
      <style:table-cell-properties fo:background-color="transparent" fo:padding-left="0cm" fo:padding-right="0.101cm" fo:padding-top="0.101cm" fo:padding-bottom="0cm" fo:border="none">
        <style:background-image/>
      </style:table-cell-properties>
    </style:style>
    <style:style style:name="Table9.3" style:family="table-row">
      <style:table-row-properties fo:background-color="transparent" style:keep-together="true" fo:keep-together="auto">
        <style:background-image/>
      </style:table-row-properties>
    </style:style>
    <style:style style:name="Table9.A3" style:family="table-cell">
      <style:table-cell-properties style:vertical-align="" fo:background-color="transparent" fo:padding-left="0cm" fo:padding-right="0.101cm" fo:padding-top="0.101cm" fo:padding-bottom="0cm" fo:border="none" style:writing-mode="page">
        <style:background-image/>
      </style:table-cell-properties>
    </style:style>
    <style:style style:name="Table14" style:family="table">
      <style:table-properties style:width="19.706cm" fo:margin-left="0.025cm" fo:margin-right="-0.023cm" table:align="margins" fo:background-color="transparent" style:shadow="#cccccc 0.06cm 0.06cm">
        <style:background-image/>
      </style:table-properties>
    </style:style>
    <style:style style:name="Table14.A" style:family="table-column">
      <style:table-column-properties style:column-width="4.983cm" style:rel-column-width="16573*"/>
    </style:style>
    <style:style style:name="Table14.B" style:family="table-column">
      <style:table-column-properties style:column-width="1.767cm" style:rel-column-width="5877*"/>
    </style:style>
    <style:style style:name="Table14.C" style:family="table-column">
      <style:table-column-properties style:column-width="12.956cm" style:rel-column-width="43085*"/>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4.C1" style:family="table-cell">
      <style:table-cell-properties fo:background-color="transparent" fo:padding-left="0.199cm" fo:padding-right="0.199cm" fo:padding-top="0.101cm" fo:padding-bottom="0.101cm" fo:border="0.002cm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5" style:family="table">
      <style:table-properties style:width="19.706cm" fo:margin-left="0.025cm" fo:margin-right="-0.023cm" table:align="margins" fo:background-color="transparent" style:shadow="#cccccc 0.06cm 0.06cm">
        <style:background-image/>
      </style:table-properties>
    </style:style>
    <style:style style:name="Table15.A" style:family="table-column">
      <style:table-column-properties style:column-width="4.983cm" style:rel-column-width="16573*"/>
    </style:style>
    <style:style style:name="Table15.B" style:family="table-column">
      <style:table-column-properties style:column-width="1.767cm" style:rel-column-width="5877*"/>
    </style:style>
    <style:style style:name="Table15.C" style:family="table-column">
      <style:table-column-properties style:column-width="12.956cm"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5.C1" style:family="table-cell">
      <style:table-cell-properties fo:background-color="transparent" fo:padding-left="0.199cm" fo:padding-right="0.199cm" fo:padding-top="0.101cm" fo:padding-bottom="0.101cm" fo:border="0.002cm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6" style:family="table">
      <style:table-properties style:width="19.706cm" fo:margin-left="0.025cm" fo:margin-right="-0.023cm" table:align="margins" fo:background-color="transparent" style:shadow="#cccccc 0.06cm 0.06cm">
        <style:background-image/>
      </style:table-properties>
    </style:style>
    <style:style style:name="Table16.A" style:family="table-column">
      <style:table-column-properties style:column-width="4.983cm" style:rel-column-width="16573*"/>
    </style:style>
    <style:style style:name="Table16.B" style:family="table-column">
      <style:table-column-properties style:column-width="1.767cm" style:rel-column-width="5877*"/>
    </style:style>
    <style:style style:name="Table16.C" style:family="table-column">
      <style:table-column-properties style:column-width="12.956cm" style:rel-column-width="43085*"/>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6.C1" style:family="table-cell">
      <style:table-cell-properties fo:background-color="transparent" fo:padding-left="0.199cm" fo:padding-right="0.199cm" fo:padding-top="0.101cm" fo:padding-bottom="0.101cm" fo:border="0.002cm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6.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7" style:family="table">
      <style:table-properties style:width="19.706cm" fo:margin-left="0.025cm" fo:margin-right="-0.023cm" table:align="margins" fo:background-color="transparent" style:shadow="#cccccc 0.06cm 0.06cm">
        <style:background-image/>
      </style:table-properties>
    </style:style>
    <style:style style:name="Table17.A" style:family="table-column">
      <style:table-column-properties style:column-width="4.983cm" style:rel-column-width="16573*"/>
    </style:style>
    <style:style style:name="Table17.B" style:family="table-column">
      <style:table-column-properties style:column-width="1.767cm" style:rel-column-width="5877*"/>
    </style:style>
    <style:style style:name="Table17.C" style:family="table-column">
      <style:table-column-properties style:column-width="12.956cm"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7.C1" style:family="table-cell">
      <style:table-cell-properties fo:background-color="transparent" fo:padding-left="0.199cm" fo:padding-right="0.199cm" fo:padding-top="0.101cm" fo:padding-bottom="0.101cm" fo:border="0.002cm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P1" style:family="paragraph" style:parent-style-name="Footer">
      <style:paragraph-properties>
        <style:tab-stops>
          <style:tab-stop style:position="10.142cm" style:type="center"/>
          <style:tab-stop style:position="19.805cm" style:type="right"/>
        </style:tab-stops>
      </style:paragraph-properties>
      <style:text-properties fo:font-size="8pt" style:font-size-asian="8pt" style:font-size-complex="8pt"/>
    </style:style>
    <style:style style:name="P2" style:family="paragraph" style:parent-style-name="Table_20_Contents">
      <style:text-properties style:font-name="Arial1" fo:font-size="10pt" style:font-size-asian="10pt" style:font-size-complex="10pt"/>
    </style:style>
    <style:style style:name="P3" style:family="paragraph" style:parent-style-name="Table_20_Contents">
      <style:paragraph-properties fo:text-align="center" style:justify-single-word="false"/>
      <style:text-properties style:font-name="Arial1" fo:font-size="10pt" style:font-size-asian="10pt" style:font-size-complex="10pt"/>
    </style:style>
    <style:style style:name="P4" style:family="paragraph" style:parent-style-name="Table_20_Contents">
      <style:paragraph-properties fo:text-align="center" style:justify-single-word="false"/>
      <style:text-properties style:font-name="Verdana1" fo:font-size="10pt" style:font-size-asian="10pt" style:font-size-complex="10pt"/>
    </style:style>
    <style:style style:name="P5" style:family="paragraph" style:parent-style-name="Table_20_Contents">
      <style:paragraph-properties fo:text-align="start" style:justify-single-word="false"/>
      <style:text-properties style:font-name="Courier 10 Pitch" fo:font-size="10pt" style:font-size-asian="10pt" style:font-size-complex="10pt"/>
    </style:style>
    <style:style style:name="P6" style:family="paragraph" style:parent-style-name="Table_20_Contents">
      <style:paragraph-properties fo:text-align="start" style:justify-single-word="false"/>
      <style:text-properties style:font-name="Courier 10 Pitch"/>
    </style:style>
    <style:style style:name="P7" style:family="paragraph" style:parent-style-name="Text_20_body">
      <style:paragraph-properties fo:text-align="center" style:justify-single-word="false"/>
      <style:text-properties style:font-name="Times New Roman" fo:font-size="24pt" style:font-size-asian="24pt" style:font-size-complex="24pt"/>
    </style:style>
    <style:style style:name="P8" style:family="paragraph" style:parent-style-name="Text_20_body">
      <style:paragraph-properties fo:text-align="start" style:justify-single-word="false"/>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style:tab-stops>
          <style:tab-stop style:position="0.838cm"/>
        </style:tab-stops>
      </style:paragraph-properties>
    </style:style>
    <style:style style:name="P12" style:family="paragraph" style:parent-style-name="Text_20_body">
      <style:text-properties fo:font-style="italic" style:font-style-asian="italic" style:font-style-complex="italic"/>
    </style:style>
    <style:style style:name="P13" style:family="paragraph" style:parent-style-name="Text_20_body">
      <style:paragraph-properties fo:margin-top="0cm" fo:margin-bottom="0cm" fo:text-align="start" style:justify-single-word="false"/>
    </style:style>
    <style:style style:name="P14" style:family="paragraph" style:parent-style-name="Heading_20_1">
      <style:paragraph-properties fo:break-before="page"/>
    </style:style>
    <style:style style:name="P15" style:family="paragraph" style:parent-style-name="Contents_20_Heading">
      <style:paragraph-properties fo:break-before="page"/>
    </style:style>
    <style:style style:name="P16" style:family="paragraph" style:parent-style-name="Contents_20_1">
      <style:paragraph-properties>
        <style:tab-stops>
          <style:tab-stop style:position="19.768cm" style:type="right" style:leader-style="dotted" style:leader-text="."/>
        </style:tab-stops>
      </style:paragraph-properties>
    </style:style>
    <style:style style:name="P17" style:family="paragraph" style:parent-style-name="Table_20_Contents">
      <style:text-properties style:font-name="Arial1" fo:font-size="10pt" style:font-size-asian="10pt" style:font-size-complex="10pt"/>
    </style:style>
    <style:style style:name="P18" style:family="paragraph" style:parent-style-name="Table_20_Contents">
      <style:paragraph-properties fo:text-align="center" style:justify-single-word="false"/>
      <style:text-properties style:font-name="Arial1" fo:font-size="10pt" style:font-size-asian="10pt" style:font-size-complex="10pt"/>
    </style:style>
    <style:style style:name="P19" style:family="paragraph" style:parent-style-name="Table_20_Contents">
      <style:paragraph-properties fo:text-align="center" style:justify-single-word="false"/>
      <style:text-properties style:font-name="Verdana1" fo:font-size="10pt" style:font-size-asian="10pt" style:font-size-complex="10pt"/>
    </style:style>
    <style:style style:name="P20" style:family="paragraph" style:parent-style-name="Table_20_Contents">
      <style:paragraph-properties fo:text-align="start" style:justify-single-word="false"/>
      <style:text-properties style:font-name="Courier 10 Pitch" fo:font-size="10pt" style:font-size-asian="10pt" style:font-size-complex="10pt"/>
    </style:style>
    <style:style style:name="P21" style:family="paragraph" style:parent-style-name="Contents_20_2">
      <style:paragraph-properties>
        <style:tab-stops>
          <style:tab-stop style:position="19.269cm" style:type="right" style:leader-style="dotted" style:leader-text="."/>
        </style:tab-stops>
      </style:paragraph-properties>
    </style:style>
    <style:style style:name="P22" style:family="paragraph" style:parent-style-name="Heading_20_2">
      <style:paragraph-properties fo:break-before="page"/>
    </style:style>
    <style:style style:name="P23" style:family="paragraph" style:parent-style-name="Heading_20_2">
      <style:paragraph-properties fo:break-before="page"/>
      <style:text-properties fo:font-weight="normal" style:font-weight-asian="normal" style:font-weight-complex="normal"/>
    </style:style>
    <style:style style:name="P24" style:family="paragraph" style:parent-style-name="Text_20_body">
      <style:paragraph-properties>
        <style:tab-stops>
          <style:tab-stop style:position="0.838cm"/>
        </style:tab-stops>
      </style:paragraph-properties>
      <style:text-properties style:font-name="Arial1" fo:font-style="normal" style:font-style-asian="normal" style:font-style-complex="normal"/>
    </style:style>
    <style:style style:name="P25" style:family="paragraph" style:parent-style-name="Text_20_body">
      <style:paragraph-properties>
        <style:tab-stops>
          <style:tab-stop style:position="0.838cm"/>
        </style:tab-stops>
      </style:paragraph-properties>
    </style:style>
    <style:style style:name="P26" style:family="paragraph" style:parent-style-name="Text_20_body" style:list-style-name="L1">
      <style:paragraph-properties fo:margin-left="0.998cm" fo:margin-right="0cm" fo:text-indent="-0.462cm" style:auto-text-indent="false">
        <style:tab-stops>
          <style:tab-stop style:position="0.046cm"/>
        </style:tab-stops>
      </style:paragraph-properties>
    </style:style>
    <style:style style:name="P27" style:family="paragraph" style:parent-style-name="Text_20_body" style:list-style-name="L1">
      <style:paragraph-properties fo:margin-left="0.998cm" fo:margin-right="0cm" fo:text-indent="-0.462cm" style:auto-text-indent="false">
        <style:tab-stops>
          <style:tab-stop style:position="0.046cm"/>
        </style:tab-stops>
      </style:paragraph-properties>
      <style:text-properties style:font-name="Arial1"/>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ize="10pt" style:font-size-asian="10pt" style:font-size-complex="10pt"/>
    </style:style>
    <style:style style:name="T5" style:family="text">
      <style:text-properties style:use-window-font-color="true" style:font-name="Arial1"/>
    </style:style>
    <style:style style:name="T6" style:family="text">
      <style:text-properties fo:color="#c00000"/>
    </style:style>
    <style:style style:name="T7" style:family="text">
      <style:text-properties fo:color="#0000c0"/>
    </style:style>
    <style:style style:name="T8" style:family="text">
      <style:text-properties fo:font-weight="bold" style:font-weight-asian="bold" style:font-weight-complex="bold"/>
    </style:style>
    <style:style style:name="T9" style:family="text">
      <style:text-properties style:font-name="Courier 10 Pitch"/>
    </style:style>
    <style:style style:name="T10" style:family="text">
      <style:text-properties style:font-name="Arial1"/>
    </style:style>
    <style:style style:name="T11" style:family="text">
      <style:text-properties style:font-name="Arial1" fo:font-size="10pt" style:font-size-asian="10pt" style:font-size-complex="10pt"/>
    </style:style>
    <style:style style:name="T12" style:family="text">
      <style:text-properties style:font-name="Arial1" fo:font-size="10pt" fo:font-style="italic" style:font-size-asian="10pt" style:font-style-asian="italic" style:font-size-complex="10pt" style:font-style-complex="italic"/>
    </style:style>
    <style:style style:name="T13" style:family="text">
      <style:text-properties style:font-name="Arial1" fo:font-style="normal" style:font-style-asian="normal" style:font-style-complex="normal"/>
    </style:style>
    <style:style style:name="T14" style:family="text">
      <style:text-properties style:font-name="Arial1" fo:font-style="italic" style:font-style-asian="italic" style:font-style-complex="italic"/>
    </style:style>
    <style:style style:name="T15" style:family="text">
      <style:text-properties style:font-name-asian="Arial1" style:font-name-complex="Arial1"/>
    </style:style>
    <style:style style:name="T16" style:family="text">
      <style:text-properties fo:font-size="4pt" style:font-size-asian="4pt" style:font-size-complex="4pt"/>
    </style:style>
    <style:style style:name="T17" style:family="text">
      <style:text-properties fo:font-size="4pt" style:font-name-asian="Arial1" style:font-size-asian="4pt" style:font-name-complex="Arial1" style:font-size-complex="4pt"/>
    </style:style>
    <style:style style:name="T18" style:family="text">
      <style:text-properties fo:font-style="normal" style:font-style-asian="normal" style:font-style-complex="normal"/>
    </style:style>
    <style:style style:name="T19" style:family="text">
      <style:text-properties fo:font-weight="normal" style:font-weight-asian="normal" style:font-weight-complex="normal"/>
    </style:style>
    <style:style style:name="T20" style:family="text">
      <style:text-properties style:font-name="Courier 10 Pitch"/>
    </style:style>
    <style:style style:name="T21" style:family="text">
      <style:text-properties style:font-name="Courier 10 Pitch" fo:font-weight="normal" style:font-weight-asian="normal" style:font-weight-complex="normal"/>
    </style:style>
    <style:style style:name="T22" style:family="text">
      <style:text-properties style:font-name="Arial1"/>
    </style:style>
    <style:style style:name="T23" style:family="text"/>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fo:background-color="#f0f0f0" style:background-transparency="0%" fo:padding="0.049cm" fo:border="0.002cm solid #000000" style:shadow="none" draw:ole-draw-aspect="1">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ntents_20_Heading"/>
      <text:p text:style-name="Contents_20_Heading"/>
      <text:p text:style-name="Contents_20_Heading"/>
      <text:p text:style-name="Contents_20_Heading"/>
      <text:p text:style-name="Contents_20_Heading"/>
      <text:p text:style-name="Contents_20_Heading"/>
      <text:p text:style-name="Contents_20_Heading"/>
      <text:p text:style-name="Contents_20_Heading"/>
      <text:p text:style-name="Contents_20_Heading"/>
      <text:p text:style-name="P7">SKS (Secure Key Store)</text:p>
      <text:p text:style-name="P7">API and Architecture</text:p>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5">Table of Contents</text:p>
          </text:index-title>
          <text:p text:style-name="P16"><text:a xlink:type="simple" xlink:href="#3.Introduction|outline" text:style-name="Internet_20_link" text:visited-style-name="Internet_20_link">Introduction<text:tab/>3</text:a></text:p>
          <text:p text:style-name="P16"><text:a xlink:type="simple" xlink:href="#4.Architecture|outline" text:style-name="Internet_20_link" text:visited-style-name="Internet_20_link">Architecture<text:tab/>3</text:a></text:p>
          <text:p text:style-name="P16"><text:a xlink:type="simple" xlink:href="#5.Provisioning API|outline" text:style-name="Internet_20_link" text:visited-style-name="Internet_20_link">Provisioning API<text:tab/>3</text:a></text:p>
          <text:p text:style-name="P16"><text:a xlink:type="simple" xlink:href="#6.“Key User” API|outline" text:style-name="Internet_20_link" text:visited-style-name="Internet_20_link">“Key User” API<text:tab/>3</text:a></text:p>
          <text:p text:style-name="P16"><text:a xlink:type="simple" xlink:href="#7.Objects|outline" text:style-name="Internet_20_link" text:visited-style-name="Internet_20_link">Objects<text:tab/>4</text:a></text:p>
          <text:p text:style-name="P21"><text:a xlink:type="simple" xlink:href="#7.1.Key Protection Objects|outline" text:style-name="Internet_20_link" text:visited-style-name="Internet_20_link">Key Protection Objects<text:tab/>5</text:a></text:p>
          <text:p text:style-name="P21"><text:a xlink:type="simple" xlink:href="#7.2.Key Data Objects|outline" text:style-name="Internet_20_link" text:visited-style-name="Internet_20_link">Key Data Objects<text:tab/>5</text:a></text:p>
          <text:p text:style-name="P16"><text:a xlink:type="simple" xlink:href="#8.Data Types|outline" text:style-name="Internet_20_link" text:visited-style-name="Internet_20_link">Data Types<text:tab/>6</text:a></text:p>
          <text:p text:style-name="P16"><text:a xlink:type="simple" xlink:href="#9.Return Values|outline" text:style-name="Internet_20_link" text:visited-style-name="Internet_20_link">Return Values<text:tab/>6</text:a></text:p>
          <text:p text:style-name="P16"><text:a xlink:type="simple" xlink:href="#10.Error Codes|outline" text:style-name="Internet_20_link" text:visited-style-name="Internet_20_link">Error Codes<text:tab/>6</text:a></text:p>
          <text:p text:style-name="P16"><text:a xlink:type="simple" xlink:href="#11.Method List|outline" text:style-name="Internet_20_link" text:visited-style-name="Internet_20_link">Method List<text:tab/>6</text:a></text:p>
          <text:p text:style-name="P21"><text:a xlink:type="simple" xlink:href="#11.1.createProvisioningSession (1)|outline" text:style-name="Internet_20_link" text:visited-style-name="Internet_20_link">createProvisioningSession (1)<text:tab/>7</text:a></text:p>
          <text:p text:style-name="P21"><text:a xlink:type="simple" xlink:href="#11.2.closeProvisioningSession (2)|outline" text:style-name="Internet_20_link" text:visited-style-name="Internet_20_link">closeProvisioningSession (2)<text:tab/>9</text:a></text:p>
          <text:p text:style-name="P21"><text:a xlink:type="simple" xlink:href="#11.3.abortProvisioningSession (3)|outline" text:style-name="Internet_20_link" text:visited-style-name="Internet_20_link">abortProvisioningSession (3)<text:tab/>10</text:a></text:p>
          <text:p text:style-name="P21"><text:a xlink:type="simple" xlink:href="#11.4.createPUKPolicy (5)|outline" text:style-name="Internet_20_link" text:visited-style-name="Internet_20_link">createPUKPolicy (5)<text:tab/>11</text:a></text:p>
          <text:p text:style-name="P21"><text:a xlink:type="simple" xlink:href="#11.5.createPINPolicy (6)|outline" text:style-name="Internet_20_link" text:visited-style-name="Internet_20_link">createPINPolicy (6)<text:tab/>12</text:a></text:p>
          <text:p text:style-name="P21"><text:a xlink:type="simple" xlink:href="#11.7.createKeyPair (7)|outline" text:style-name="Internet_20_link" text:visited-style-name="Internet_20_link">createKeyPair (7)<text:tab/>13</text:a></text:p>
          <text:p text:style-name="P16"><text:a xlink:type="simple" xlink:href="#12.References|outline" text:style-name="Internet_20_link" text:visited-style-name="Internet_20_link">References<text:tab/>14</text:a></text:p>
          <text:p text:style-name="P16"><text:a xlink:type="simple" xlink:href="#13.Acknowledgments|outline" text:style-name="Internet_20_link" text:visited-style-name="Internet_20_link">Acknowledgments<text:tab/>15</text:a></text:p>
        </text:index-body>
      </text:table-of-content>
      <text:p text:style-name="Contents_20_Heading"/>
      <text:h text:style-name="Heading_20_1" text:outline-level="1"/>
      <text:h text:style-name="Heading_20_1" text:outline-level="1"/>
      <text:h text:style-name="P14" text:outline-level="1">Introduction</text:h>
      <text:p text:style-name="Text_20_body">This document describes the API (Application Programming Interface) and architecture of an electronic component called SKS (Secure Key Store). <text:s text:c="2"/>SKS is essentially an enhanced smart card that is optimized for on-line provisioning of cryptographic keys and associated attributes.</text:p>
      <text:p text:style-name="Text_20_body"/>
      <text:h text:style-name="Heading_20_1" text:outline-level="1">Architecture</text:h>
      <text:p text:style-name="Text_20_body">Below is a picture showing the components in the SKS architecture:</text:p>
      <text:p text:style-name="Text_20_body"><draw:frame draw:style-name="fr1" draw:name="Object2" text:anchor-type="paragraph" svg:x="2.496cm" svg:y="0.085cm" svg:width="15.072cm" svg:height="4.833cm" draw:z-index="0"><draw:object xlink:href="./Object 2" xlink:type="simple" xlink:show="embed" xlink:actuate="onLoad"/><draw:image xlink:href="./ObjectReplacements/Object 2" xlink:type="simple" xlink:show="embed" xlink:actuate="onLoad"/>
    </draw:frame>All operations inside of a SKS is supposed to be protected from tampering by malicious external entities but the degree of internal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may store credential data in the same external Flash where programs are stored, but sealed by an SKS‑resident “master key”. </text:p>
      <text:p text:style-name="Text_20_body">The <text:span text:style-name="T1">Device Certificate</text:span> and its associated <text:span text:style-name="T1">Attestation Private Key</text:span> form the foundation for the mechanism that secure provisioning of keys, which remains secure even if the surrounding middleware (for <text:span text:style-name="T1">self-contained</text:span> SKSes NB) and network are unsecured.</text:p>
      <text:p text:style-name="Text_20_body">The <text:span text:style-name="T1">Cryptographic Engine</text:span> performs in addition to standard cryptographic operations on private and secret keys, the core of the provisioning operations which from an API point-of-view are considerably more complex than the former.</text:p>
      <text:p text:style-name="Text_20_body">The <text:span text:style-name="T1">Credential Database</text:span> holds keys and other data that is related to keys such as protection and extension objects.</text:p>
      <text:p text:style-name="Text_20_body"/>
      <text:h text:style-name="Heading_20_1" text:outline-level="1">Provisioning API</text:h>
      <text:p text:style-name="Text_20_body">Although SKS may be regarded as a “component”, it actually comprises of three associated systems: The KeyGen2 protocol, the SKS architecture, and the provisioning API described in this document. <text:s/><text:span text:style-name="T1">These items are tightly be matched</text:span> in order to create a secure and interoperable system. <text:s text:c="2"/>A question that arises is of course how compatible this scheme is with respect to current protocols, APIs, and smart cards. <text:s/>The simple answer is: NOT. <text:s/>The reason why SKS still makes sense is that none of the common protocols, APIs and smart cards support secure on-line provisioning to end-users because <text:span text:style-name="T1">the current generation of smart cards are almost exclusively personalized by more or less proprietary software used by specific card administrators or by automated production facilities</text:span>. <text:s/>It is evident that (at least) mobile phones need a scheme that is more consistent with the on-line paradigm since SIM-cards due to operator-bindings do not scale particularly well. <text:s text:c="2"/><text:span text:style-name="T1">“On the internet anybody can be an operator of something”</text:span>.</text:p>
      <text:p text:style-name="Text_20_body"/>
      <text:h text:style-name="Heading_20_1" text:outline-level="1">“Key User” API</text:h>
      <text:p text:style-name="P8">In this document Key User API refers to operations that are used by security applications like SSL-client-certificate authentication, S/MIME, and Kerberos (PKINIT). <text:s/>The Key User API is not a core SKS facility but its implementation is anyway RECOMMENDED, particularly for SKSes that are featured in connectable containers such as smart cards since card middleware have proved to be a major stumbling block for wide-spread adoption of PKI cards for consumers. <text:s/>The described Key User API is fully mappable to the subset of CryptoAPI, PKCS#11, and JCE that most existing PKI-using applications rely on.</text:p>
      <text:p text:style-name="P8">The Key User API does not use authenticated sessions like featured in TPM 1.2 because this is a <text:span text:style-name="T1">local security option</text:span>, while the provisioning API has its own self-contained (mandatory) authentication scheme.</text:p>
      <text:p text:style-name="P8"><text:soft-page-break/>If another Key User API is used the only requirement is that the things that are provisioned by the Provisioning API, are compatible.</text:p>
      <text:p text:style-name="P8"/>
      <text:h text:style-name="Heading_20_1" text:outline-level="1">Objects</text:h>
      <text:p text:style-name="P8">The SKS API (as well as its companion protocol KeyGen2), assumes that objects are arranged in a specific fashion in order to work. <text:s/>At the core of the system are the cryptographic keys which are not only used for authentication, signing etc. but also for key life-cycle management and management of key attributes. <text:s/>All provisioned keys, included symmetric dittos, are identified and managed through an X.509 certificate. <text:s/>The reason for this arrangement is that this facilitates <text:span text:style-name="T1">universal object management</text:span> as well as supporting the POI (Proof Of Issuance) concept for enabling <text:span text:style-name="T1">secure remote object management by independent issuers</text:span>.</text:p>
      <text:p text:style-name="P8">Note: unlike smart cards, SKS has no visible file system, only objects.</text:p>
      <text:p text:style-name="P8"/>
      <text:h text:style-name="P22" text:outline-level="2">Key Protection Objects</text:h>
      <text:p text:style-name="Text_20_body">Keys may optionally be protected by PIN-codes. <text:s/>Each PIN-protected key have a separate error-counter, but a single PIN policy object may govern multiple keys. <text:s text:c="2"/>A PIN-policy and its associated keys are in turn governed by a PUK (Personal Unlock Key) policy object that can be used to reset error-counters that have passed the limit as defined by the PIN policy.</text:p>
      <text:p text:style-name="P8"><draw:frame draw:style-name="fr2" draw:name="Object1" text:anchor-type="paragraph" svg:x="6.103cm" svg:y="0.321cm" svg:width="6.362cm" svg:height="6.869cm" draw:z-index="1"><draw:object xlink:href="./Object 1" xlink:type="simple" xlink:show="embed" xlink:actuate="onLoad"/><draw:image xlink:href="./ObjectReplacements/Object 1" xlink:type="simple" xlink:show="embed" xlink:actuate="onLoad"/>
    </draw:frame></text:p>
      <text:p text:style-name="P8">PIN and PUK policy objects are not directly addressable after provisioning; in order to read PIN and/or PUK policy data, you need to use an associated key handle as input.</text:p>
      <text:p text:style-name="P8">The following XML extract shows a matching key generation (provisioning) request in KeyGen2:<text:line-break/></text:p>
      <table:table table:name="Table2" table:style-name="Table2">
        <table:table-column table:style-name="Table2.A"/>
        <table:table-row>
          <table:table-cell table:style-name="Table2.A1" office:value-type="string">
            <text:p text:style-name="P13">    &lt;<text:span text:style-name="T6">CreateObject</text:span>&gt;<text:line-break/>        &lt;<text:span text:style-name="T6">PUKPolicy</text:span> <text:span text:style-name="T7">ID</text:span>="PUK.1" <text:span text:style-name="T7">Format</text:span>="numeric" <text:span text:style-name="T7">RetryLimit</text:span>="3" <text:span text:style-name="T7">EncryptedValue</text:span>="mjRKrcuO <text:span text:style-name="T8">... </text:span>1O/e9mgMf3qw"&gt;<text:line-break/>            &lt;<text:span text:style-name="T6">PINPolicy</text:span> <text:span text:style-name="T7">ID</text:span>="PIN.1" <text:span text:style-name="T7">Format</text:span>="numeric" <text:span text:style-name="T7">Grouping</text:span>="shared" <text:span text:style-name="T7">MaxLength</text:span>="8" <text:span text:style-name="T7">MinLength</text:span>="4"<text:line-break/> <text:s text:c="30"/><text:span text:style-name="T7">PatternRestrictions</text:span>="three-in-a-row sequence" <text:span text:style-name="T7">RetryLimit</text:span>="3"&gt;<text:line-break/>                &lt;<text:span text:style-name="T6">KeyPair</text:span> <text:span text:style-name="T7">ID</text:span>="Key.1" <text:span text:style-name="T7">KeyUsage</text:span>="encryption"&gt;<text:line-break/>                    &lt;<text:span text:style-name="T6">RSA</text:span> <text:span text:style-name="T7">KeySize</text:span>="1024"/&gt;<text:line-break/>                &lt;/<text:span text:style-name="T6">KeyPair</text:span>&gt;<text:line-break/>                &lt;<text:span text:style-name="T6">KeyPair</text:span> <text:span text:style-name="T7">ID</text:span>="Key.2" <text:span text:style-name="T7">KeyUsage</text:span>="authentication"&gt;<text:line-break/>                    &lt;<text:span text:style-name="T6">RSA</text:span> <text:span text:style-name="T7">KeySize</text:span>="2048"/&gt;<text:line-break/>                &lt;/<text:span text:style-name="T6">KeyPair</text:span>&gt;<text:line-break/>            &lt;/<text:span text:style-name="T6">PINPolicy</text:span>&gt;<text:line-break/>        &lt;/<text:span text:style-name="T6">PUKPolicy</text:span>&gt;<text:line-break/>    &lt;/<text:span text:style-name="T6">CreateObject</text:span>&gt;</text:p>
          </table:table-cell>
        </table:table-row>
      </table:table>
      <text:p text:style-name="Text_20_body"/>
      <text:p text:style-name="Text_20_body">This sequence should be interpreted as a request for two RSA keys to be generated, protected by user-defined (within specified policy limits) PINs (the same for both keys), where the PINs are governed by an issuer-defined, and (protocol-wise) secret PUK.</text:p>
      <text:p text:style-name="Text_20_body"/>
      <text:h text:style-name="Heading_20_2" text:outline-level="2">Key Data Objects</text:h>
      <text:p text:style-name="Text_20_body">Provisioned keys always have an associated X.509 certificate, while other objects are optional. <text:s/></text:p>
      <text:p text:style-name="Text_20_body"/>
      <text:h text:style-name="P14" text:outline-level="1">Data Types</text:h>
      <text:p text:style-name="Text_20_body">The table below shows the data types used by the SKS API. <text:s/>Note that multi-byte integers are stored in big-endian fashio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Type</text:p>
          </table:table-cell>
          <table:table-cell table:style-name="Table8.A1" office:value-type="string">
            <text:p text:style-name="P4">Length</text:p>
          </table:table-cell>
          <table:table-cell table:style-name="Table8.C1" office:value-type="string">
            <text:p text:style-name="P4">Comment</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byte[<text:span text:style-name="T16">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
      <text:p text:style-name="Text_20_body"/>
      <text:p text:style-name="Text_20_body">If an array is followed by a number in brackets (“byte[32]”) it means that the array MUST be exactly of that length.</text:p>
      <text:p text:style-name="Text_20_body"/>
      <text:h text:style-name="Heading_20_1" text:outline-level="1"><text:reference-mark-start text:name="ReturnValues"/>Return Values<text:reference-mark-end text:name="ReturnValues"/></text:h>
      <text:p text:style-name="Text_20_body">All methods return a single-byte status code. <text:s/>In case the status is &lt;&gt; 0 there is an error and any expected succeeding values MUST NOT be read as they are not supposed to be available. <text:s/>Instead there is a second return value containing an UTF-8 encoded description in English to be used for logging and debugging purposes as shown below:<text:span text:style-name="T4"><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Name</text:p>
          </table:table-cell>
          <table:table-cell table:style-name="Table6.A1" office:value-type="string">
            <text:p text:style-name="P4">Type</text:p>
          </table:table-cell>
          <table:table-cell table:style-name="Table6.C1" office:value-type="string">
            <text:p text:style-name="P4">Comment</text:p>
          </table:table-cell>
        </table:table-row>
        <table:table-row table:style-name="Table6.2">
          <table:table-cell table:style-name="Table6.A2" office:value-type="string">
            <text:p text:style-name="P5">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5">ErrorString</text:p>
          </table:table-cell>
          <table:table-cell table:style-name="Table6.A2" office:value-type="string">
            <text:p text:style-name="P3">byte<text:span text:style-name="T15">⁮[</text:span><text:span text:style-name="T17"> </text:span><text:span text:style-name="T15">]</text:span></text:p>
          </table:table-cell>
          <table:table-cell table:style-name="Table6.C2" office:value-type="string">
            <text:p text:style-name="P2">A human-readable error description</text:p>
          </table:table-cell>
        </table:table-row>
      </table:table>
      <text:p text:style-name="Text_20_body"><text:line-break/></text:p>
      <text:h text:style-name="Heading_20_1" text:outline-level="1">Error Codes</text:h>
      <text:p text:style-name="Text_20_body">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4">Name</text:p>
          </table:table-cell>
          <table:table-cell table:style-name="Table7.A1" office:value-type="string">
            <text:p text:style-name="P4">Value</text:p>
          </table:table-cell>
          <table:table-cell table:style-name="Table7.C1" office:value-type="string">
            <text:p text:style-name="P4">Comment</text:p>
          </table:table-cell>
        </table:table-row>
        <table:table-row table:style-name="Table7.2">
          <table:table-cell table:style-name="Table7.A2" office:value-type="string">
            <text:p text:style-name="P5">ERROR_AUTHENTICATION</text:p>
          </table:table-cell>
          <table:table-cell table:style-name="Table7.B2" office:value-type="float" office:value="1">
            <text:p text:style-name="P3">1</text:p>
          </table:table-cell>
          <table:table-cell table:style-name="Table7.C2" office:value-type="string">
            <text:p text:style-name="P2"><text:span text:style-name="CrossRef"><text:span text:style-name="T5">This error is returned when there is something wrong with a supplied <text:s/>PIN‑code. <text:s/>For more detailed information, see HHH and FFF</text:span></text:span></text:p>
          </table:table-cell>
        </table:table-row>
        <table:table-row table:style-name="Table7.2">
          <table:table-cell table:style-name="Table7.A2" office:value-type="string">
            <text:p text:style-name="P6">ERROR_STORAGE</text:p>
          </table:table-cell>
          <table:table-cell table:style-name="Table7.B2" office:value-type="float" office:value="2">
            <text:p text:style-name="P3">2</text:p>
          </table:table-cell>
          <table:table-cell table:style-name="Table7.C2" office:value-type="string">
            <text:p text:style-name="P2">There is no persistent storage available for the operation</text:p>
          </table:table-cell>
        </table:table-row>
        <table:table-row table:style-name="Table7.2">
          <table:table-cell table:style-name="Table7.A2" office:value-type="string">
            <text:p text:style-name="P6">ERROR_MAC</text:p>
          </table:table-cell>
          <table:table-cell table:style-name="Table7.B2" office:value-type="float" office:value="3">
            <text:p text:style-name="P3">3</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6">ERROR_CRYPTO</text:p>
          </table:table-cell>
          <table:table-cell table:style-name="Table7.B2" office:value-type="float" office:value="4">
            <text:p text:style-name="P3">4</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6">ERROR_NO_SESSION</text:p>
          </table:table-cell>
          <table:table-cell table:style-name="Table7.B2" office:value-type="float" office:value="5">
            <text:p text:style-name="P3">5</text:p>
          </table:table-cell>
          <table:table-cell table:style-name="Table7.C2" office:value-type="string">
            <text:p text:style-name="P2">Session not found</text:p>
          </table:table-cell>
        </table:table-row>
        <table:table-row table:style-name="Table7.2">
          <table:table-cell table:style-name="Table7.A2" office:value-type="string">
            <text:p text:style-name="P6">ERROR_SESSION_VERIFY</text:p>
          </table:table-cell>
          <table:table-cell table:style-name="Table7.B2" office:value-type="float" office:value="6">
            <text:p text:style-name="P3">6</text:p>
          </table:table-cell>
          <table:table-cell table:style-name="Table7.C2" office:value-type="string">
            <text:p text:style-name="P2">The final step in the provisioning session failed to verify</text:p>
          </table:table-cell>
        </table:table-row>
        <table:table-row table:style-name="Table7.2">
          <table:table-cell table:style-name="Table7.A2" office:value-type="string">
            <text:p text:style-name="P6">ERROR_NO_KEY</text:p>
          </table:table-cell>
          <table:table-cell table:style-name="Table7.B2" office:value-type="float" office:value="7">
            <text:p text:style-name="P3">7</text:p>
          </table:table-cell>
          <table:table-cell table:style-name="Table7.C2" office:value-type="string">
            <text:p text:style-name="P2">Key not found</text:p>
          </table:table-cell>
        </table:table-row>
        <table:table-row table:style-name="Table7.2">
          <table:table-cell table:style-name="Table7.A2" office:value-type="string">
            <text:p text:style-name="P6">ERROR_ALGORITHM</text:p>
          </table:table-cell>
          <table:table-cell table:style-name="Table7.B2" office:value-type="float" office:value="8">
            <text:p text:style-name="P3">8</text:p>
          </table:table-cell>
          <table:table-cell table:style-name="Table7.C2" office:value-type="string">
            <text:p text:style-name="P2">Unknown or not fitting algorithm</text:p>
          </table:table-cell>
        </table:table-row>
      </table:table>
      <text:p text:style-name="Text_20_body"><text:line-break/></text:p>
      <text:h text:style-name="Heading_20_1" text:outline-level="1">Method List</text:h>
      <text:p text:style-name="P9">This section provides a list of all the SKS methods. <text:s/>The number in parenthesis holds the decimal value used to identify the method in a call. <text:s/>Method calls are formatted as strings of bytes where the first byte is the method ID and the succeeding bytes the applicable argument data.</text:p>
      <text:h text:style-name="P23" text:outline-level="2">createProvisioningSession (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Name</text:p>
          </table:table-cell>
          <table:table-cell table:style-name="Table1.A1" office:value-type="string">
            <text:p text:style-name="P4">Type</text:p>
          </table:table-cell>
          <table:table-cell table:style-name="Table1.C1" office:value-type="string">
            <text:p text:style-name="P4">Comment</text:p>
          </table:table-cell>
        </table:table-row>
        <table:table-row table:style-name="Table1.2">
          <table:table-cell table:style-name="Table1.A2" office:value-type="string">
            <text:p text:style-name="P5">ServerSessionID</text:p>
          </table:table-cell>
          <table:table-cell table:style-name="Table1.A2" office:value-type="string">
            <text:p text:style-name="P3">byte[32]</text:p>
          </table:table-cell>
          <table:table-cell table:style-name="Table1.C2" office:value-type="string">
            <text:p text:style-name="P2">Server nonce value</text:p>
          </table:table-cell>
        </table:table-row>
        <table:table-row table:style-name="Table1.2">
          <table:table-cell table:style-name="Table1.A2" office:value-type="string">
            <text:p text:style-name="P5">ClientSessionID</text:p>
          </table:table-cell>
          <table:table-cell table:style-name="Table1.A2" office:value-type="string">
            <text:p text:style-name="P3">byte[32]</text:p>
          </table:table-cell>
          <table:table-cell table:style-name="Table1.C2" office:value-type="string">
            <text:p text:style-name="P2">Client nonce value</text:p>
          </table:table-cell>
        </table:table-row>
        <table:table-row table:style-name="Table1.2">
          <table:table-cell table:style-name="Table1.A2" office:value-type="string">
            <text:p text:style-name="P5">IssuerURI</text:p>
          </table:table-cell>
          <table:table-cell table:style-name="Table1.A2" office:value-type="string">
            <text:p text:style-name="P3">byte<text:span text:style-name="T15">⁮[</text:span><text:span text:style-name="T17"> </text:span><text:span text:style-name="T15">]</text:span></text:p>
          </table:table-cell>
          <table:table-cell table:style-name="Table1.C2" office:value-type="string">
            <text:p text:style-name="Table_20_Contents"><text:span text:style-name="T11">UTF-8 encoded URI identifying the issuer. <text:s/>In </text:span><text:span text:style-name="CrossRef"><text:reference-ref text:reference-format="text" text:ref-name="keygen2">KeyGen2</text:reference-ref></text:span><text:span text:style-name="T11"> this is the URL to which the result of this method is POSTed. <text:s/>The string MUST NOT exceed 1024 bytes</text:span></text:p>
          </table:table-cell>
        </table:table-row>
        <table:table-row table:style-name="Table1.2">
          <table:table-cell table:style-name="Table1.A2" office:value-type="string">
            <text:p text:style-name="P5">ServerPublicKey</text:p>
          </table:table-cell>
          <table:table-cell table:style-name="Table1.A2" office:value-type="string">
            <text:p text:style-name="P3">byte[<text:span text:style-name="T16"> </text:span>]</text:p>
          </table:table-cell>
          <table:table-cell table:style-name="Table1.C2" office:value-type="string">
            <text:p text:style-name="P2">RSA server key (in X.509 DER format), for encrypting the session key (<text:span text:style-name="T9">SK</text:span>). <text:s/>The size of the key MUST match RSA capabilities</text:p>
          </table:table-cell>
        </table:table-row>
        <table:table-row table:style-name="Table1.2">
          <table:table-cell table:style-name="Table1.A2" office:value-type="string">
            <text:p text:style-name="P5">Updatable</text:p>
          </table:table-cell>
          <table:table-cell table:style-name="Table1.A2" office:value-type="string">
            <text:p text:style-name="P3">bool</text:p>
          </table:table-cell>
          <table:table-cell table:style-name="Table1.C2" office:value-type="string">
            <text:p text:style-name="P2">True if the session is supporting post provisioning updates</text:p>
          </table:table-cell>
        </table:table-row>
        <table:table-row table:style-name="Table1.2">
          <table:table-cell table:style-name="Table1.A2" office:value-type="string">
            <text:p text:style-name="P5">ClientOperationLimit</text:p>
          </table:table-cell>
          <table:table-cell table:style-name="Table1.A2" office:value-type="string">
            <text:p text:style-name="P3">short</text:p>
          </table:table-cell>
          <table:table-cell table:style-name="Table1.C2" office:value-type="string">
            <text:p text:style-name="P2">Constraint for thwarting cryptographic attacks on <text:span text:style-name="T9">SK</text:span><text:span text:style-name="T10"> by limiting the number of externally visible SKS-generated signed and/or encrypted data objects</text:span></text:p>
          </table:table-cell>
        </table:table-row>
        <table:table-row table:style-name="Table1.2">
          <table:table-cell table:style-name="Table1.A2" office:value-type="string">
            <text:p text:style-name="P5">SessionLifeTime</text:p>
          </table:table-cell>
          <table:table-cell table:style-name="Table1.A2" office:value-type="string">
            <text:p text:style-name="P3">int</text:p>
          </table:table-cell>
          <table:table-cell table:style-name="Table1.C2" office:value-type="string">
            <text:p text:style-name="P2">Validity of the provisioning session in seconds</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Name</text:p>
          </table:table-cell>
          <table:table-cell table:style-name="Table3.A1" office:value-type="string">
            <text:p text:style-name="P4">Type</text:p>
          </table:table-cell>
          <table:table-cell table:style-name="Table3.C1" office:value-type="string">
            <text:p text:style-name="P4">Comment</text:p>
          </table:table-cell>
        </table:table-row>
        <table:table-row table:style-name="Table3.2">
          <table:table-cell table:style-name="Table3.A2" office:value-type="string">
            <text:p text:style-name="P5">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5">EncryptedSessionKey</text:p>
          </table:table-cell>
          <table:table-cell table:style-name="Table3.A2" office:value-type="string">
            <text:p text:style-name="P3">byte[<text:span text:style-name="T16"> </text:span>]</text:p>
          </table:table-cell>
          <table:table-cell table:style-name="Table3.C2" office:value-type="string">
            <text:p text:style-name="P2">Encrypted <text:span text:style-name="T9">SK</text:span></text:p>
          </table:table-cell>
        </table:table-row>
        <table:table-row table:style-name="Table3.2">
          <table:table-cell table:style-name="Table3.A2" office:value-type="string">
            <text:p text:style-name="P5">SessionKeyAttest</text:p>
          </table:table-cell>
          <table:table-cell table:style-name="Table3.A2" office:value-type="string">
            <text:p text:style-name="P3">byte[<text:span text:style-name="T16"> </text:span>]</text:p>
          </table:table-cell>
          <table:table-cell table:style-name="Table3.C2" office:value-type="string">
            <text:p text:style-name="P2"><text:span text:style-name="T9">SK</text:span> attestation signature</text:p>
          </table:table-cell>
        </table:table-row>
        <table:table-row table:style-name="Table3.2">
          <table:table-cell table:style-name="Table3.A2" office:value-type="string">
            <text:p text:style-name="P5">ProvisioningHandle</text:p>
          </table:table-cell>
          <table:table-cell table:style-name="Table3.A2" office:value-type="string">
            <text:p text:style-name="P3">int</text:p>
          </table:table-cell>
          <table:table-cell table:style-name="Table3.C2" office:value-type="string">
            <text:p text:style-name="P2">Local handle to created provisioning session</text:p>
          </table:table-cell>
        </table:table-row>
      </table:table>
      <text:p text:style-name="P11"/>
      <text:p text:style-name="Text_20_body"><text:span text:style-name="T21">createProvisioningSession</text:span> is the foundation for provisioning keys in an SKS. <text:s/>It performs the following steps in an <text:span text:style-name="T1">atomic</text:span> fashion:</text:p>
      <text:list xml:id="list1407191201" text:style-name="L1">
        <text:list-item>
          <text:p text:style-name="P26">Generates a <text:span text:style-name="T1">random</text:span>, <text:span text:style-name="T1">secret</text:span> 32-byte <text:span text:style-name="T9">SK</text:span><text:span text:style-name="T10"> (Session Key).</text:span></text:p>
        </text:list-item>
        <text:list-item>
          <text:p text:style-name="P26"><text:span text:style-name="T10">Internally stores </text:span><text:span text:style-name="T9">SK</text:span><text:span text:style-name="T10">, </text:span><text:span text:style-name="T9">ClientSessionID</text:span><text:span text:style-name="T10">, </text:span><text:span text:style-name="T9">ServerSessionID</text:span><text:span text:style-name="T10">, </text:span><text:span text:style-name="T9">IssuerURI</text:span><text:span text:style-name="T10">, </text:span><text:span text:style-name="T9">Updatable</text:span><text:span text:style-name="T10">, </text:span><text:span text:style-name="T9">ClientOperationLimit</text:span><text:span text:style-name="T10">, current time + </text:span><text:span text:style-name="T9">SessionLifeTime</text:span><text:span text:style-name="T10"> and returns a handle to the storage location in </text:span><text:span text:style-name="T9">ProvisioningHandle</text:span><text:span text:style-name="T10">.</text:span></text:p>
        </text:list-item>
        <text:list-item>
          <text:p text:style-name="P26"><text:span text:style-name="T9">EncryptedSessionKey</text:span> = <text:span text:style-name="T2">Encrypt</text:span> (<text:span text:style-name="T9">ServerPublicKey</text:span>, <text:span text:style-name="T9">SK</text:span>)</text:p>
        </text:list-item>
        <text:list-item>
          <text:p text:style-name="P26"><text:span text:style-name="T9">SessionKeyAttest</text:span> = <text:span text:style-name="T2">Sign</text:span> (<text:span text:style-name="T9">AttestationPrivateKey</text:span>,<text:line-break/> <text:s text:c="47"/><text:span text:style-name="T2">HMACSHA256</text:span> (<text:span text:style-name="T9">SK</text:span>, <text:span text:style-name="T9">ClientSessionID</text:span> || <text:line-break/> <text:s text:c="80"/><text:span text:style-name="T9">ServerSessionID</text:span> ||<text:line-break/> <text:s text:c="80"/><text:span text:style-name="T9">ServerPublicKey</text:span> ||<text:line-break/> <text:s text:c="80"/><text:span text:style-name="T9">IssuerURI</text:span> ||<text:line-break/> <text:s text:c="80"/><text:span text:style-name="T9">Updatable</text:span> ||<text:line-break/> <text:s text:c="80"/><text:span text:style-name="T9">ClientOperationLimit</text:span> ||<text:line-break/> <text:s text:c="80"/><text:span text:style-name="T9">SessionLifeTime</text:span>))</text:p>
        </text:list-item>
      </text:list>
      <text:p text:style-name="P10"><text:line-break/>The purpose of <text:span text:style-name="T9">createProvisioningSession</text:span> is creating a shared session key (<text:span text:style-name="T9">SK</text:span>) that is only known by the issuer and the SKS. <text:s/>In addition, the SKS is authenticated to the issuer. <text:s/><text:span text:style-name="T9">SK</text:span> is used for <text:span text:style-name="T1">authenticating</text:span> and <text:span text:style-name="T1">encrypting</text:span> data that is exchanged between the issuer and the SKS during subsequent steps in the provisioning session.</text:p>
      <text:p text:style-name="P10">If any succeeding operation associated with the provisioning session (through <text:span text:style-name="T9">ProvisioningHandle</text:span>), is regarded as incorrect by the SKS, <text:span text:style-name="T1">the session is immediately terminated and removed from the internal storage</text:span>.</text:p>
      <text:p text:style-name="P12"><text:line-break/>Notes</text:p>
      <text:p text:style-name="Text_20_body"><text:span text:style-name="T2">Encrypt</text:span><text:span text:style-name="T18"> uses the </text:span><text:span text:style-name="CrossRef"><text:span text:style-name="T18"><text:reference-ref text:reference-format="text" text:ref-name="RSAES">RSAES-PKCS1-v1_5</text:reference-ref></text:span></text:span> algorithm<text:span text:style-name="T18">. <text:s text:c="3"/></text:span></text:p>
      <text:p text:style-name="Text_20_body"><text:soft-page-break/><text:span text:style-name="T2">Sign</text:span><text:span text:style-name="T18"> uses </text:span><text:span text:style-name="CrossRef"><text:span text:style-name="T18"><text:reference-ref text:reference-format="text" text:ref-name="DIAS">DIAS</text:reference-ref></text:span></text:span><text:span text:style-name="T18"> or </text:span><text:span text:style-name="CrossRef"><text:span text:style-name="T18"><text:reference-ref text:reference-format="text" text:ref-name="RSASSA">RSASSA-PKCS1-v1_5</text:reference-ref></text:span></text:span><text:span text:style-name="T18"> signatures for RSA keys and </text:span><text:span text:style-name="CrossRef"><text:span text:style-name="T18"><text:reference-ref text:reference-format="text" text:ref-name="ECDSA">ECDSA</text:reference-ref></text:span></text:span><text:span text:style-name="T18"> for EC keys with SHA256 as the hash function.</text:span></text:p>
      <text:p text:style-name="P10"><text:span text:style-name="T9">ProvisioningHandle</text:span> is guaranteed to be unique and never reused.</text:p>
      <text:h text:style-name="P23" text:outline-level="2">closeProvisioningSession (2)</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Name</text:p>
          </table:table-cell>
          <table:table-cell table:style-name="Table10.A1" office:value-type="string">
            <text:p text:style-name="P4">Type</text:p>
          </table:table-cell>
          <table:table-cell table:style-name="Table10.C1" office:value-type="string">
            <text:p text:style-name="P4">Comment</text:p>
          </table:table-cell>
        </table:table-row>
        <table:table-row table:style-name="Table10.2">
          <table:table-cell table:style-name="Table10.A2" office:value-type="string">
            <text:p text:style-name="P5">ProvisioningHandle</text:p>
          </table:table-cell>
          <table:table-cell table:style-name="Table10.A2" office:value-type="string">
            <text:p text:style-name="P3">int</text:p>
          </table:table-cell>
          <table:table-cell table:style-name="Table10.C2" office:value-type="string">
            <text:p text:style-name="P2">Local handle to a provisioning session</text:p>
          </table:table-cell>
        </table:table-row>
        <table:table-row table:style-name="Table10.2">
          <table:table-cell table:style-name="Table10.A2" office:value-type="string">
            <text:p text:style-name="P5">GeneratedKeys</text:p>
          </table:table-cell>
          <table:table-cell table:style-name="Table10.A2" office:value-type="string">
            <text:p text:style-name="P3">short</text:p>
          </table:table-cell>
          <table:table-cell table:style-name="Table10.C2" table:number-rows-spanned="5" office:value-type="string">
            <text:p text:style-name="P2"><text:span text:style-name="T1">Expected result</text:span>. <text:s/>What the issuer considers “has been ordered”</text:p>
          </table:table-cell>
        </table:table-row>
        <table:table-row table:style-name="Table10.2">
          <table:table-cell table:style-name="Table10.A2" office:value-type="string">
            <text:p text:style-name="P5">DeletedKey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5">ClonedKey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5">ReplacedKey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5">ExtensionObject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5">MAC</text:p>
          </table:table-cell>
          <table:table-cell table:style-name="Table10.A2" office:value-type="string">
            <text:p text:style-name="P3">byte<text:span text:style-name="T15">⁮[32]</text:span></text:p>
          </table:table-cell>
          <table:table-cell table:style-name="Table10.C2" office:value-type="string">
            <text:p text:style-name="Table_20_Contents"><text:span text:style-name="T11">Vouches for the authenticity of the </text:span><text:span text:style-name="T12">expected result</text:span><text:span text:style-name="T11"> parameters</text:spa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Name</text:p>
          </table:table-cell>
          <table:table-cell table:style-name="Table11.A1" office:value-type="string">
            <text:p text:style-name="P4">Type</text:p>
          </table:table-cell>
          <table:table-cell table:style-name="Table11.C1" office:value-type="string">
            <text:p text:style-name="P4">Comment</text:p>
          </table:table-cell>
        </table:table-row>
        <table:table-row table:style-name="Table11.2">
          <table:table-cell table:style-name="Table11.A2" office:value-type="string">
            <text:p text:style-name="P5">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5">AttestedResponse</text:p>
          </table:table-cell>
          <table:table-cell table:style-name="Table11.A2" office:value-type="string">
            <text:p text:style-name="P3">byte[32]</text:p>
          </table:table-cell>
          <table:table-cell table:style-name="Table11.C2" office:value-type="string">
            <text:p text:style-name="P2">Attestation of the string “Success”</text:p>
          </table:table-cell>
        </table:table-row>
      </table:table>
      <text:p text:style-name="P11"/>
      <text:p text:style-name="Text_20_body"><text:span text:style-name="T21">closeProvisioningSession</text:span> terminates a provisioning session and returns a proof of successful operation to the issuer. <text:s/>However, success status will only be returned if <text:span text:style-name="T1">all</text:span> of the following conditions are valid:</text:p>
      <text:list xml:id="list1105086365" text:continue-numbering="true" text:style-name="L1">
        <text:list-item>
          <text:p text:style-name="P26">There is a valid provisioning session associated with <text:span text:style-name="T9">ProvisioningHandle</text:span></text:p>
        </text:list-item>
        <text:list-item>
          <text:p text:style-name="P26"><text:span text:style-name="T9">MAC</text:span><text:span text:style-name="T10"> matches the </text:span><text:span text:style-name="T14">expected result</text:span><text:span text:style-name="T10"> parameters</text:span></text:p>
        </text:list-item>
        <text:list-item>
          <text:p text:style-name="P27">The <text:span text:style-name="T1">expected result</text:span> matches the SKS' internal calculations</text:p>
        </text:list-item>
        <text:list-item>
          <text:p text:style-name="P27">All generated keys are fully provisioned which means that matching public key certificates have been deployed.</text:p>
        </text:list-item>
      </text:list>
      <text:p text:style-name="Text_20_body"><text:span text:style-name="T13"><text:line-break/>When a provisioning session has been successfully closed by this method, it remains stored (until all keys associated with it have been deleted), but will only be a target for future updates if its </text:span><text:span text:style-name="T9">Updatable</text:span> <text:span text:style-name="T13">flag is true. </text:span><text:line-break/></text:p>
      <text:h text:style-name="P23" text:outline-level="2">abortProvisioningSession (3)</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Name</text:p>
          </table:table-cell>
          <table:table-cell table:style-name="Table4.A1" office:value-type="string">
            <text:p text:style-name="P4">Type</text:p>
          </table:table-cell>
          <table:table-cell table:style-name="Table4.C1" office:value-type="string">
            <text:p text:style-name="P4">Comment</text:p>
          </table:table-cell>
        </table:table-row>
        <table:table-row table:style-name="Table4.2">
          <table:table-cell table:style-name="Table4.A2" office:value-type="string">
            <text:p text:style-name="P5">ProvisioningHandle</text:p>
          </table:table-cell>
          <table:table-cell table:style-name="Table4.A2" office:value-type="string">
            <text:p text:style-name="P3">int</text:p>
          </table:table-cell>
          <table:table-cell table:style-name="Table4.C2" office:value-type="string">
            <text:p text:style-name="P2">Local handle to a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Name</text:p>
          </table:table-cell>
          <table:table-cell table:style-name="Table5.A1" office:value-type="string">
            <text:p text:style-name="P4">Type</text:p>
          </table:table-cell>
          <table:table-cell table:style-name="Table5.C1" office:value-type="string">
            <text:p text:style-name="P4">Comment</text:p>
          </table:table-cell>
        </table:table-row>
        <table:table-row table:style-name="Table5.2">
          <table:table-cell table:style-name="Table5.A2" office:value-type="string">
            <text:p text:style-name="P5">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11"/>
      <text:p text:style-name="Text_20_body"><text:span text:style-name="T21">abortProvisioningSession</text:span> is intended to be used by provisioning middleware if an unrecoverable error occurs in the communication with the issuer, or if a user cancels a session. <text:s/>If there is a matching and still <text:span text:style-name="T1">open</text:span> provisioning session, all associated data is removed from the SKS, otherwise an error is returned.<text:line-break/></text:p>
      <text:h text:style-name="P23" text:outline-level="2">createPUKPolicy (5)</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4">Name</text:p>
          </table:table-cell>
          <table:table-cell table:style-name="Table12.A1" office:value-type="string">
            <text:p text:style-name="P4">Type</text:p>
          </table:table-cell>
          <table:table-cell table:style-name="Table12.C1" office:value-type="string">
            <text:p text:style-name="P4">Comment</text:p>
          </table:table-cell>
        </table:table-row>
        <table:table-row table:style-name="Table12.2">
          <table:table-cell table:style-name="Table12.A2" office:value-type="string">
            <text:p text:style-name="P5">ProvisioningHandle</text:p>
          </table:table-cell>
          <table:table-cell table:style-name="Table12.A2" office:value-type="string">
            <text:p text:style-name="P3">int</text:p>
          </table:table-cell>
          <table:table-cell table:style-name="Table12.C2" office:value-type="string">
            <text:p text:style-name="P2">Local handle to a provisioning session</text:p>
          </table:table-cell>
        </table:table-row>
        <table:table-row table:style-name="Table12.2">
          <table:table-cell table:style-name="Table12.A2" office:value-type="string">
            <text:p text:style-name="P5">ID</text:p>
          </table:table-cell>
          <table:table-cell table:style-name="Table12.A2" office:value-type="string">
            <text:p text:style-name="P3">byte<text:span text:style-name="T15">⁮[</text:span><text:span text:style-name="T17"> </text:span><text:span text:style-name="T15">]</text:span></text:p>
          </table:table-cell>
          <table:table-cell table:style-name="Table12.C2" office:value-type="string">
            <text:p text:style-name="P2">PUK ID string with a maximum length of 32 bytes</text:p>
          </table:table-cell>
        </table:table-row>
        <table:table-row table:style-name="Table12.2">
          <table:table-cell table:style-name="Table12.A2" office:value-type="string">
            <text:p text:style-name="P5">EncryptedValue</text:p>
          </table:table-cell>
          <table:table-cell table:style-name="Table12.A2" office:value-type="string">
            <text:p text:style-name="P3">byte[<text:span text:style-name="T16"> </text:span>]</text:p>
          </table:table-cell>
          <table:table-cell table:style-name="Table12.C2" office:value-type="string">
            <text:p text:style-name="P2">PUK value encrypted by the session key (<text:span text:style-name="T9">SK</text:span>)</text:p>
          </table:table-cell>
        </table:table-row>
        <table:table-row table:style-name="Table12.2">
          <table:table-cell table:style-name="Table12.A2" office:value-type="string">
            <text:p text:style-name="P5">Format</text:p>
          </table:table-cell>
          <table:table-cell table:style-name="Table12.A2" office:value-type="string">
            <text:p text:style-name="P3">byte</text:p>
          </table:table-cell>
          <table:table-cell table:style-name="Table12.C2" office:value-type="string">
            <text:p text:style-name="P2">Format of PUK strings. <text:s/>See format table</text:p>
          </table:table-cell>
        </table:table-row>
        <table:table-row table:style-name="Table12.2">
          <table:table-cell table:style-name="Table12.A2" office:value-type="string">
            <text:p text:style-name="P5">RetryLimit</text:p>
          </table:table-cell>
          <table:table-cell table:style-name="Table12.A2" office:value-type="string">
            <text:p text:style-name="P3">byte</text:p>
          </table:table-cell>
          <table:table-cell table:style-name="Table12.C2" office:value-type="string">
            <text:p text:style-name="P2">Number of incorrect PUK values (<text:span text:style-name="T1">in a sequence</text:span>), forcing the PUK object to permanently lock up. <text:s/>A zero value indicates that there is no limit but that the SKS will introduce an <text:span text:style-name="T1">internal</text:span> 1‑10 second delay <text:span text:style-name="T1">before</text:span> acting on an unlock operation in order to thwart exhaustive attacks</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4">Name</text:p>
          </table:table-cell>
          <table:table-cell table:style-name="Table13.A1" office:value-type="string">
            <text:p text:style-name="P4">Type</text:p>
          </table:table-cell>
          <table:table-cell table:style-name="Table13.C1" office:value-type="string">
            <text:p text:style-name="P4">Comment</text:p>
          </table:table-cell>
        </table:table-row>
        <table:table-row table:style-name="Table13.2">
          <table:table-cell table:style-name="Table13.A2" office:value-type="string">
            <text:p text:style-name="P5">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5">PUKPolicyHandle</text:p>
          </table:table-cell>
          <table:table-cell table:style-name="Table13.A2" office:value-type="string">
            <text:p text:style-name="P3">int</text:p>
          </table:table-cell>
          <table:table-cell table:style-name="Table13.C2" office:value-type="string">
            <text:p text:style-name="P2">Non-zero local handle to created PUK policy object</text:p>
          </table:table-cell>
        </table:table-row>
      </table:table>
      <text:p text:style-name="P11"/>
      <text:p text:style-name="P11"><text:span text:style-name="T21">createPUKPolicy</text:span><text:span text:style-name="T19"> creates a PUK policy object that is meant to be referenced by the </text:span><text:span text:style-name="CrossRef"><text:reference-ref text:reference-format="text" text:ref-name="createPINPolicy">createPINPolicy</text:reference-ref></text:span><text:span text:style-name="T19"> method.</text:span></text:p>
      <text:p text:style-name="Text_20_body"><text:span text:style-name="T19"/></text:p>
      <text:h text:style-name="P22" text:outline-level="2"><text:reference-mark-start text:name="createPINPolicy"/><text:span text:style-name="T19">createPINPolicy</text:span><text:reference-mark-end text:name="createPINPolicy"/><text:span text:style-name="T19"> (6)</text:span></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4">Name</text:p>
          </table:table-cell>
          <table:table-cell table:style-name="Table14.A1" office:value-type="string">
            <text:p text:style-name="P4">Type</text:p>
          </table:table-cell>
          <table:table-cell table:style-name="Table14.C1" office:value-type="string">
            <text:p text:style-name="P4">Comment</text:p>
          </table:table-cell>
        </table:table-row>
        <table:table-row table:style-name="Table14.2">
          <table:table-cell table:style-name="Table14.A2" office:value-type="string">
            <text:p text:style-name="P5">ProvisioningHandle</text:p>
          </table:table-cell>
          <table:table-cell table:style-name="Table14.A2" office:value-type="string">
            <text:p text:style-name="P3">int</text:p>
          </table:table-cell>
          <table:table-cell table:style-name="Table14.C2" office:value-type="string">
            <text:p text:style-name="P2">Local handle to a provisioning session</text:p>
          </table:table-cell>
        </table:table-row>
        <table:table-row table:style-name="Table14.2">
          <table:table-cell table:style-name="Table14.A2" office:value-type="string">
            <text:p text:style-name="P5">ID</text:p>
          </table:table-cell>
          <table:table-cell table:style-name="Table14.A2" office:value-type="string">
            <text:p text:style-name="P3">byte<text:span text:style-name="T15">⁮[</text:span><text:span text:style-name="T17"> </text:span><text:span text:style-name="T15">]</text:span></text:p>
          </table:table-cell>
          <table:table-cell table:style-name="Table14.C2" office:value-type="string">
            <text:p text:style-name="P2">PIN ID string with a maximum length of 32 bytes</text:p>
          </table:table-cell>
        </table:table-row>
        <table:table-row table:style-name="Table14.2">
          <table:table-cell table:style-name="Table14.A2" office:value-type="string">
            <text:p text:style-name="P5">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5">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KKKKKKKKKKKKK</text:p>
          </table:table-cell>
        </table:table-row>
        <table:table-row table:style-name="Table14.2">
          <table:table-cell table:style-name="Table14.A2" office:value-type="string">
            <text:p text:style-name="P5">Format</text:p>
          </table:table-cell>
          <table:table-cell table:style-name="Table14.A2" office:value-type="string">
            <text:p text:style-name="P3">byte</text:p>
          </table:table-cell>
          <table:table-cell table:style-name="Table14.C2" office:value-type="string">
            <text:p text:style-name="P2">Format of PIN strings. <text:s/>See format table</text:p>
          </table:table-cell>
        </table:table-row>
        <table:table-row table:style-name="Table14.2">
          <table:table-cell table:style-name="Table14.A2" office:value-type="string">
            <text:p text:style-name="P5">RetryLimit</text:p>
          </table:table-cell>
          <table:table-cell table:style-name="Table14.A2" office:value-type="string">
            <text:p text:style-name="P3">byte</text:p>
          </table:table-cell>
          <table:table-cell table:style-name="Table14.C2" office:value-type="string">
            <text:p text:style-name="P2">Number of incorrect PIN values (<text:span text:style-name="T1">in a sequence</text:span>), forcing the key to lock up.<text:line-break/>A zero is not allowed as it would mean that the key would always be locked</text:p>
          </table:table-cell>
        </table:table-row>
        <table:table-row table:style-name="Table14.2">
          <table:table-cell table:style-name="Table14.A2" office:value-type="string">
            <text:p text:style-name="P5">Grouping</text:p>
          </table:table-cell>
          <table:table-cell table:style-name="Table14.A2" office:value-type="string">
            <text:p text:style-name="P3">byte</text:p>
          </table:table-cell>
          <table:table-cell table:style-name="Table14.C2" office:value-type="string">
            <text:p text:style-name="P2"/>
          </table:table-cell>
        </table:table-row>
        <table:table-row table:style-name="Table14.2">
          <table:table-cell table:style-name="Table14.A2" office:value-type="string">
            <text:p text:style-name="P5">PatternRestrictions</text:p>
          </table:table-cell>
          <table:table-cell table:style-name="Table14.A2" office:value-type="string">
            <text:p text:style-name="P3">byte</text:p>
          </table:table-cell>
          <table:table-cell table:style-name="Table14.C2" office:value-type="string">
            <text:p text:style-name="P2"/>
          </table:table-cell>
        </table:table-row>
        <table:table-row table:style-name="Table14.2">
          <table:table-cell table:style-name="Table14.A2" office:value-type="string">
            <text:p text:style-name="P5">MinLength</text:p>
          </table:table-cell>
          <table:table-cell table:style-name="Table14.A2" office:value-type="string">
            <text:p text:style-name="P3">byte</text:p>
          </table:table-cell>
          <table:table-cell table:style-name="Table14.C2" office:value-type="string">
            <text:p text:style-name="P2"/>
          </table:table-cell>
        </table:table-row>
        <table:table-row table:style-name="Table14.2">
          <table:table-cell table:style-name="Table14.A2" office:value-type="string">
            <text:p text:style-name="P5">MaxLength</text:p>
          </table:table-cell>
          <table:table-cell table:style-name="Table14.A2" office:value-type="string">
            <text:p text:style-name="P3">byte</text:p>
          </table:table-cell>
          <table:table-cell table:style-name="Table14.C2" office:value-type="string">
            <text:p text:style-name="P2"/>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4">Name</text:p>
          </table:table-cell>
          <table:table-cell table:style-name="Table15.A1" office:value-type="string">
            <text:p text:style-name="P4">Type</text:p>
          </table:table-cell>
          <table:table-cell table:style-name="Table15.C1" office:value-type="string">
            <text:p text:style-name="P4">Comment</text:p>
          </table:table-cell>
        </table:table-row>
        <table:table-row table:style-name="Table15.2">
          <table:table-cell table:style-name="Table15.A2" office:value-type="string">
            <text:p text:style-name="P5">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5">PINPolicyHandle</text:p>
          </table:table-cell>
          <table:table-cell table:style-name="Table15.A2" office:value-type="string">
            <text:p text:style-name="P3">int</text:p>
          </table:table-cell>
          <table:table-cell table:style-name="Table15.C2" office:value-type="string">
            <text:p text:style-name="P2">Non-zero local handle to created PIN policy object</text:p>
          </table:table-cell>
        </table:table-row>
      </table:table>
      <text:p text:style-name="P11"/>
      <text:p text:style-name="P11"><text:span text:style-name="T21">createPINPolicy</text:span><text:span text:style-name="T19"> creates a PIN policy object that is meant to be referenced by the </text:span><text:span text:style-name="CrossRef"><text:reference-ref text:reference-format="text" text:ref-name="createKeyPair">createKeyPair</text:reference-ref></text:span><text:span text:style-name="T19"> method.</text:span></text:p>
      <text:p text:style-name="P11"><text:span text:style-name="T19">If </text:span><text:span text:style-name="T21">PUKPolicyHandle</text:span><text:span text:style-name="T19"> is zero no PUK is associated with the PIN policy object.</text:span></text:p>
      <text:p text:style-name="P11"><text:span text:style-name="T19">A </text:span><text:span text:style-name="T21">PUKPolicyHandle</text:span><text:span text:style-name="T19"> value of 0xFFFFFFFF presumes that the target SKS supports a “device PUK”, </text:span><text:span text:style-name="T3">otherwise an error is returned</text:span><text:span text:style-name="T19">. <text:s/>The characteristics of a device PUK is out of scope for the SKS specification.</text:span></text:p>
      <text:h text:style-name="Heading_20_2" text:outline-level="2"/>
      <text:h text:style-name="P22" text:outline-level="2"><text:reference-mark-start text:name="createKeyPair"/>createKeyPair<text:reference-mark-end text:name="createKeyPair"/> (7)</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4">Name</text:p>
          </table:table-cell>
          <table:table-cell table:style-name="Table16.A1" office:value-type="string">
            <text:p text:style-name="P4">Type</text:p>
          </table:table-cell>
          <table:table-cell table:style-name="Table16.C1" office:value-type="string">
            <text:p text:style-name="P4">Comment</text:p>
          </table:table-cell>
        </table:table-row>
        <table:table-row table:style-name="Table16.2">
          <table:table-cell table:style-name="Table16.A2" office:value-type="string">
            <text:p text:style-name="P5">ProvisioningHandle</text:p>
          </table:table-cell>
          <table:table-cell table:style-name="Table16.A2" office:value-type="string">
            <text:p text:style-name="P3">int</text:p>
          </table:table-cell>
          <table:table-cell table:style-name="Table16.C2" office:value-type="string">
            <text:p text:style-name="P2">Local handle to a provisioning session</text:p>
          </table:table-cell>
        </table:table-row>
        <table:table-row table:style-name="Table16.2">
          <table:table-cell table:style-name="Table16.A2" office:value-type="string">
            <text:p text:style-name="P5">ID</text:p>
          </table:table-cell>
          <table:table-cell table:style-name="Table16.A2" office:value-type="string">
            <text:p text:style-name="P3">byte<text:span text:style-name="T15">⁮[</text:span><text:span text:style-name="T17"> </text:span><text:span text:style-name="T15">]</text:span></text:p>
          </table:table-cell>
          <table:table-cell table:style-name="Table16.C2" office:value-type="string">
            <text:p text:style-name="P2">Key ID string with a maximum length of 32 bytes</text:p>
          </table:table-cell>
        </table:table-row>
        <table:table-row table:style-name="Table16.2">
          <table:table-cell table:style-name="Table16.A2" office:value-type="string">
            <text:p text:style-name="P5">PINPolicyHandle</text:p>
          </table:table-cell>
          <table:table-cell table:style-name="Table16.A2" office:value-type="string">
            <text:p text:style-name="P3">int</text:p>
          </table:table-cell>
          <table:table-cell table:style-name="Table16.C2" office:value-type="string">
            <text:p text:style-name="P2">Handle to a governing PIN policy object or zero</text:p>
          </table:table-cell>
        </table:table-row>
        <table:table-row table:style-name="Table16.2">
          <table:table-cell table:style-name="Table16.A2" office:value-type="string">
            <text:p text:style-name="P5">PINValue</text:p>
          </table:table-cell>
          <table:table-cell table:style-name="Table16.A2" office:value-type="string">
            <text:p text:style-name="P3">byte<text:span text:style-name="T15">⁮[</text:span><text:span text:style-name="T17"> </text:span><text:span text:style-name="T15">]</text:span></text:p>
          </table:table-cell>
          <table:table-cell table:style-name="Table16.C2" office:value-type="string">
            <text:p text:style-name="P2">PIN value must depending on <text:span text:style-name="T9">PINPolicyHandle</text:span> either be of zero length (the key is not PIN protected), contain a plain-text PIN value defined by the user, or constitute of an encrypted PIN set by the issuer</text:p>
          </table:table-cell>
        </table:table-row>
        <table:table-row table:style-name="Table16.2">
          <table:table-cell table:style-name="Table16.A2" office:value-type="string">
            <text:p text:style-name="P5">PrivateKeyBackup</text:p>
          </table:table-cell>
          <table:table-cell table:style-name="Table16.A2" office:value-type="string">
            <text:p text:style-name="P3">bool</text:p>
          </table:table-cell>
          <table:table-cell table:style-name="Table16.C2" office:value-type="string">
            <text:p text:style-name="P2">True if the generated private key is to be put in <text:span text:style-name="T9">EncryptedPrivateKey</text:span><text:span text:style-name="T10"> for issuer backup</text:span></text:p>
          </table:table-cell>
        </table:table-row>
        <table:table-row table:style-name="Table16.2">
          <table:table-cell table:style-name="Table16.A2" office:value-type="string">
            <text:p text:style-name="P5">Migratable</text:p>
          </table:table-cell>
          <table:table-cell table:style-name="Table16.A2" office:value-type="string">
            <text:p text:style-name="P3">bool</text:p>
          </table:table-cell>
          <table:table-cell table:style-name="Table16.C2" office:value-type="string">
            <text:p text:style-name="P2">True if SKS should permit the key to be exported (in clear text) by the user</text:p>
          </table:table-cell>
        </table:table-row>
        <table:table-row table:style-name="Table16.2">
          <table:table-cell table:style-name="Table16.A2" office:value-type="string">
            <text:p text:style-name="P5">Updatable</text:p>
          </table:table-cell>
          <table:table-cell table:style-name="Table16.A2" office:value-type="string">
            <text:p text:style-name="P3">bool</text:p>
          </table:table-cell>
          <table:table-cell table:style-name="Table16.C2" office:value-type="string">
            <text:p text:style-name="P2">True if the key is subject to post provisioning updates. <text:s/>Note that this also requires the provisioning session's <text:span text:style-name="T9">Updatable</text:span> flag to be true, otherwise an error is returned</text:p>
          </table:table-cell>
        </table:table-row>
        <table:table-row table:style-name="Table16.2">
          <table:table-cell table:style-name="Table16.A2" office:value-type="string">
            <text:p text:style-name="P5">DeleteProtected</text:p>
          </table:table-cell>
          <table:table-cell table:style-name="Table16.A2" office:value-type="string">
            <text:p text:style-name="P3">bool</text:p>
          </table:table-cell>
          <table:table-cell table:style-name="Table16.C2" office:value-type="string">
            <text:p text:style-name="P2">True if the key needs a PUK in order to be deleted by a user. <text:s/>Note that this option requires that the key is associated with a PUK, otherwise an error is returned. <text:s/>A conforming SKS may ignore this flag since it does not introduce any vulnerabilities</text:p>
          </table:table-cell>
        </table:table-row>
        <table:table-row table:style-name="Table16.2">
          <table:table-cell table:style-name="Table16.A2" office:value-type="string">
            <text:p text:style-name="P5">ImportPrivateKey</text:p>
          </table:table-cell>
          <table:table-cell table:style-name="Table16.A2" office:value-type="string">
            <text:p text:style-name="P3">bool</text:p>
          </table:table-cell>
          <table:table-cell table:style-name="Table16.C2" office:value-type="string">
            <text:p text:style-name="P2">TBD</text:p>
          </table:table-cell>
        </table:table-row>
        <table:table-row table:style-name="Table16.2">
          <table:table-cell table:style-name="Table16.A2" office:value-type="string">
            <text:p text:style-name="P5">KeyUsage</text:p>
          </table:table-cell>
          <table:table-cell table:style-name="Table16.A2" office:value-type="string">
            <text:p text:style-name="P3">byte</text:p>
          </table:table-cell>
          <table:table-cell table:style-name="Table16.C2" office:value-type="string">
            <text:p text:style-name="P2">TBD</text:p>
          </table:table-cell>
        </table:table-row>
        <table:table-row table:style-name="Table16.2">
          <table:table-cell table:style-name="Table16.A2" office:value-type="string">
            <text:p text:style-name="P5">AlgorithmData</text:p>
          </table:table-cell>
          <table:table-cell table:style-name="Table16.A2" office:value-type="string">
            <text:p text:style-name="P3">byte</text:p>
          </table:table-cell>
          <table:table-cell table:style-name="Table16.C2" office:value-type="string">
            <text:p text:style-name="P2">TDB</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4">Name</text:p>
          </table:table-cell>
          <table:table-cell table:style-name="Table17.A1" office:value-type="string">
            <text:p text:style-name="P4">Type</text:p>
          </table:table-cell>
          <table:table-cell table:style-name="Table17.C1" office:value-type="string">
            <text:p text:style-name="P4">Comment</text:p>
          </table:table-cell>
        </table:table-row>
        <table:table-row table:style-name="Table17.2">
          <table:table-cell table:style-name="Table17.A2" office:value-type="string">
            <text:p text:style-name="P5">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5">PublicKey</text:p>
          </table:table-cell>
          <table:table-cell table:style-name="Table17.A2" office:value-type="string">
            <text:p text:style-name="P3">byte<text:span text:style-name="T15">⁮[</text:span><text:span text:style-name="T17"> </text:span><text:span text:style-name="T15">]</text:span></text:p>
          </table:table-cell>
          <table:table-cell table:style-name="Table17.C2" office:value-type="string">
            <text:p text:style-name="P2">Generated public key in X.509 DER representation</text:p>
          </table:table-cell>
        </table:table-row>
        <table:table-row table:style-name="Table17.2">
          <table:table-cell table:style-name="Table17.A2" office:value-type="string">
            <text:p text:style-name="P5">AttestedPublicKey</text:p>
          </table:table-cell>
          <table:table-cell table:style-name="Table17.A2" office:value-type="string">
            <text:p text:style-name="P3">byte<text:span text:style-name="T15">⁮[</text:span><text:span text:style-name="T17"> </text:span><text:span text:style-name="T15">]</text:span></text:p>
          </table:table-cell>
          <table:table-cell table:style-name="Table17.C2" office:value-type="string">
            <text:p text:style-name="P2">Attestation of the authenticity of the public key and associated attributes</text:p>
          </table:table-cell>
        </table:table-row>
        <table:table-row table:style-name="Table17.2">
          <table:table-cell table:style-name="Table17.A2" office:value-type="string">
            <text:p text:style-name="P5">EncryptedPrivateKey</text:p>
          </table:table-cell>
          <table:table-cell table:style-name="Table17.A2" office:value-type="string">
            <text:p text:style-name="P3">byte<text:span text:style-name="T15">⁮[</text:span><text:span text:style-name="T17"> </text:span><text:span text:style-name="T15">]</text:span></text:p>
          </table:table-cell>
          <table:table-cell table:style-name="Table17.C2" office:value-type="string">
            <text:p text:style-name="P2"><text:span text:style-name="T1">Optional</text:span>. <text:s/>This element will only be created if <text:span text:style-name="T9">PrivateKeyBackup</text:span> is true</text:p>
          </table:table-cell>
        </table:table-row>
        <table:table-row table:style-name="Table17.2">
          <table:table-cell table:style-name="Table17.A2" office:value-type="string">
            <text:p text:style-name="P5">KeyHandle</text:p>
          </table:table-cell>
          <table:table-cell table:style-name="Table17.A2" office:value-type="string">
            <text:p text:style-name="P3">int</text:p>
          </table:table-cell>
          <table:table-cell table:style-name="Table17.C2" office:value-type="string">
            <text:p text:style-name="P2">Local handle to created key pair object</text:p>
          </table:table-cell>
        </table:table-row>
      </table:table>
      <text:p text:style-name="P11"/>
      <text:p text:style-name="P11"><text:span text:style-name="T21">createKeyPair</text:span><text:span text:style-name="T19"> creates an asymmetric key-pair inside of the SKS. <text:s/>To assure the issuer that it actually belongs to the SKS, the public key, together with attributes and the protection objects is signed (attested) by the SKS according to the following algorithm:</text:span></text:p>
      <text:p text:style-name="P24"><text:span text:style-name="T19"/></text:p>
      <text:h text:style-name="P14" text:outline-level="1">References</text:h>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
          </table:table-cell>
        </table:table-row>
        <table:table-row>
          <table:table-cell table:style-name="Table9.A1" office:value-type="string">
            <text:p text:style-name="Text_20_body"><text:reference-mark-start text:name="DIAS"/>DIAS<text:reference-mark-end text:name="DIAS"/></text:p>
          </table:table-cell>
          <table:table-cell table:style-name="Table9.A1" office:value-type="string">
            <text:p text:style-name="Table_20_Contents"/>
          </table:table-cell>
        </table:table-row>
        <table:table-row table:style-name="Table9.3">
          <table:table-cell table:style-name="Table9.A3" office:value-type="string">
            <text:p text:style-name="Text_20_body"><text:reference-mark-start text:name="RSAES"/>RSAES-PKCS1-v1_5<text:reference-mark-end text:name="RSAES"/></text:p>
          </table:table-cell>
          <table:table-cell table:style-name="Table9.A3" office:value-type="string">
            <text:p text:style-name="Text_20_body"/>
          </table:table-cell>
        </table:table-row>
        <table:table-row table:style-name="Table9.3">
          <table:table-cell table:style-name="Table9.A3" office:value-type="string">
            <text:p text:style-name="Text_20_body"><text:reference-mark-start text:name="RSASSA"/>RSASSA-PKCS1-v1_5<text:reference-mark-end text:name="RSASSA"/></text:p>
          </table:table-cell>
          <table:table-cell table:style-name="Table9.A3" office:value-type="string">
            <text:p text:style-name="Text_20_body"/>
          </table:table-cell>
        </table:table-row>
        <table:table-row table:style-name="Table9.3">
          <table:table-cell table:style-name="Table9.A3" office:value-type="string">
            <text:p text:style-name="Text_20_body"><text:reference-mark-start text:name="ECDSA"/>ECDSA<text:reference-mark-end text:name="ECDSA"/></text:p>
          </table:table-cell>
          <table:table-cell table:style-name="Table9.A3" office:value-type="string">
            <text:p text:style-name="Text_20_body"/>
          </table:table-cell>
        </table:table-row>
        <table:table-row table:style-name="Table9.3">
          <table:table-cell table:style-name="Table9.A3" office:value-type="string">
            <text:p text:style-name="Text_20_body"/>
          </table:table-cell>
          <table:table-cell table:style-name="Table9.A3" office:value-type="string">
            <text:p text:style-name="Text_20_body"/>
          </table:table-cell>
        </table:table-row>
        <table:table-row table:style-name="Table9.3">
          <table:table-cell table:style-name="Table9.A3" office:value-type="string">
            <text:p text:style-name="Text_20_body"/>
          </table:table-cell>
          <table:table-cell table:style-name="Table9.A3" office:value-type="string">
            <text:p text:style-name="Text_20_body"/>
          </table:table-cell>
        </table:table-row>
      </table:table>
      <text:p text:style-name="Text_20_body"/>
      <text:h text:style-name="P14" text:outline-level="1">Acknowledgments</text:h>
      <text:p text:style-name="Text_20_body">The is a bunch of organizations, mailing-lists, and individuals that have been instrumental for the creation of SKS. <text:s/>I need to check who would accept to be mention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1" svg:font-family="'Times New Roman'"/>
    <style:font-face style:name="Courier 10 Pitch" svg:font-family="'Courier 10 Pitch'"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cm" fo:margin-bottom="0.21cm" style:page-number="auto"/>
      <style:text-properties style:font-name="Verdana" fo:font-size="14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shadow="none">
        <style:tab-stops>
          <style:tab-stop style:position="17.59cm"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499cm" fo:margin-right="0cm" fo:text-indent="0cm" style:auto-text-indent="false" fo:background-color="transparent">
        <style:tab-stops>
          <style:tab-stop style:position="17.09cm"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cm" fo:margin-bottom="0.21cm"/>
      <style:text-properties style:font-name="Verdana" fo:font-size="14pt" fo:font-style="normal" fo:font-weight="normal" style:font-size-asian="14pt" style:font-style-asian="italic" style:font-weight-asian="normal" style:font-size-complex="14pt" style:font-style-complex="italic" style:font-weight-complex="normal"/>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0.142cm" style:type="center"/>
          <style:tab-stop style:position="19.805cm" style:type="right"/>
        </style:tab-stops>
      </style:paragraph-properties>
      <style:text-properties fo:font-size="8pt" style:font-size-asian="8pt" style:font-size-complex="8pt"/>
    </style:style>
    <style:page-layout style:name="Mpm1">
      <style:page-layout-properties fo:page-width="21.59cm" fo:page-height="27.94cm" style:num-format="1" style:print-orientation="portrait" fo:margin-top="1.113cm" fo:margin-bottom="0.34cm" fo:margin-left="0.901cm" fo:margin-right="0.92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09cm" fo:margin-left="0cm" fo:margin-right="0.009cm" fo:margin-top="0.499cm"/>
      </style:footer-style>
    </style:page-layout>
  </office:automatic-styles>
  <office:master-styles>
    <style:master-page style:name="Standard" style:page-layout-name="Mpm1">
      <style:footer>
        <text:p text:style-name="MP1">SKS (Secure Key Store) – API and Architecture<text:tab/>V0.1, WebPKI.org, 2010-01-07<text:tab/>Page <text:page-number text:select-page="current">15</text:page-number> of <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anders</meta:initial-creator>
    <meta:creation-date>2010-01-04T17:51:27</meta:creation-date>
    <dc:creator>Anders Rundgren</dc:creator>
    <dc:date>2010-01-22T17:15:33</dc:date>
    <meta:editing-cycles>133</meta:editing-cycles>
    <meta:editing-duration>PT36H21M41S</meta:editing-duration>
    <meta:document-statistic meta:table-count="17" meta:image-count="0" meta:object-count="2" meta:page-count="15" meta:paragraph-count="364" meta:word-count="2515" meta:character-count="1673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Handle</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cm" draw:shadow-offset-y="0.1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4cm" svg:height="3.82cm" svg:x="1.042cm" svg:y="1.641cm">
          <draw:image xlink:href="Pictures/100000000000089800000258D8FE7EF4.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